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.0598in" style:contextual-spacing="false"/>
    </style:style>
    <style:style style:name="P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style:font-name="Ubuntu1" fo:font-size="11pt" fo:language="zxx" fo:country="none" officeooo:rsid="002f1a12" officeooo:paragraph-rsid="00421b0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b0729" officeooo:paragraph-rsid="004b0729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ca4ae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d786d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ee2e8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938e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d786d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ee2e8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08d3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14690" style:font-size-asian="11pt" style:language-asian="zxx" style:country-asian="none" style:font-size-complex="11pt" style:language-complex="zxx" style:country-complex="none"/>
    </style:style>
    <style:style style:name="P27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28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29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30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ca4ae" officeooo:paragraph-rsid="004ca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7" style:family="paragraph" style:parent-style-name="Heading_20_3">
      <style:paragraph-properties fo:margin-top="0in" fo:margin-bottom="0.1598in" style:contextual-spacing="false"/>
      <style:text-properties style:font-name="Ubuntu1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38" style:family="paragraph" style:parent-style-name="Text_20_body">
      <style:paragraph-properties fo:margin-top="0in" fo:margin-bottom="0.1598in" style:contextual-spacing="false"/>
      <style:text-properties style:font-name="Ubuntu1"/>
    </style:style>
    <style:style style:name="P39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40" style:family="paragraph" style:parent-style-name="Text_20_body">
      <style:paragraph-properties fo:margin-top="0in" fo:margin-bottom="0.0799in" style:contextual-spacing="false"/>
    </style:style>
    <style:style style:name="P41" style:family="paragraph" style:parent-style-name="Heading_20_4">
      <style:paragraph-properties fo:margin-top="0in" fo:margin-bottom="0.1598in" style:contextual-spacing="false" fo:keep-with-next="always"/>
      <style:text-properties officeooo:paragraph-rsid="00339d5a"/>
    </style:style>
    <style:style style:name="P42" style:family="paragraph" style:parent-style-name="Text_20_body">
      <style:paragraph-properties fo:margin-top="0in" fo:margin-bottom="0.1598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43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44" style:family="paragraph" style:parent-style-name="Heading_20_4">
      <style:paragraph-properties fo:margin-top="0in" fo:margin-bottom="0.1598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5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4938e9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598in" style:contextual-spacing="false"/>
      <style:text-properties officeooo:paragraph-rsid="003068f5"/>
    </style:style>
    <style:style style:name="P49" style:family="paragraph" style:parent-style-name="Text_20_body">
      <style:paragraph-properties fo:margin-top="0in" fo:margin-bottom="0.2598in" style:contextual-spacing="false"/>
      <style:text-properties officeooo:paragraph-rsid="003068f5"/>
    </style:style>
    <style:style style:name="P50" style:family="paragraph" style:parent-style-name="Text_20_body">
      <style:paragraph-properties fo:margin-top="0in" fo:margin-bottom="0.1598in" style:contextual-spacing="false"/>
      <style:text-properties officeooo:paragraph-rsid="003e6785"/>
    </style:style>
    <style:style style:name="P51" style:family="paragraph" style:parent-style-name="Text_20_body">
      <style:paragraph-properties fo:margin-top="0in" fo:margin-bottom="0.1598in" style:contextual-spacing="false"/>
      <style:text-properties officeooo:paragraph-rsid="003ff6a3"/>
    </style:style>
    <style:style style:name="P52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officeooo:paragraph-rsid="00421b03"/>
    </style:style>
    <style:style style:name="P53" style:family="paragraph" style:parent-style-name="Text_20_body">
      <style:paragraph-properties fo:margin-top="0in" fo:margin-bottom="0.1598in" style:contextual-spacing="false"/>
      <style:text-properties officeooo:paragraph-rsid="004938e9"/>
    </style:style>
    <style:style style:name="P54" style:family="paragraph" style:parent-style-name="Text_20_body">
      <style:paragraph-properties fo:margin-top="0in" fo:margin-bottom="0.0402in" style:contextual-spacing="false"/>
      <style:text-properties officeooo:paragraph-rsid="004ee2e8"/>
    </style:style>
    <style:style style:name="P55" style:family="paragraph" style:parent-style-name="Text_20_body">
      <style:paragraph-properties fo:margin-top="0in" fo:margin-bottom="0.0402in" style:contextual-spacing="false"/>
      <style:text-properties officeooo:paragraph-rsid="00508d3e"/>
    </style:style>
    <style:style style:name="P56" style:family="paragraph" style:parent-style-name="Text_20_body">
      <style:paragraph-properties fo:margin-top="0in" fo:margin-bottom="0.0402in" style:contextual-spacing="false"/>
      <style:text-properties officeooo:paragraph-rsid="00514690"/>
    </style:style>
    <style:style style:name="P57" style:family="paragraph" style:parent-style-name="Text_20_body">
      <style:paragraph-properties fo:margin-top="0in" fo:margin-bottom="0.0402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58" style:family="paragraph" style:parent-style-name="Text_20_body">
      <style:paragraph-properties fo:margin-top="0in" fo:margin-bottom="0.0402in" style:contextual-spacing="false"/>
      <style:text-properties fo:language="zxx" fo:country="none" officeooo:paragraph-rsid="0052ea02" style:language-asian="zxx" style:country-asian="none" style:language-complex="zxx" style:country-complex="none"/>
    </style:style>
    <style:style style:name="P59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61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 style:list-style-name="L2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 style:list-style-name="L3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 style:list-style-name="L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 style:list-style-name="L5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 style:list-style-name="L7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 style:list-style-name="L8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 style:list-style-name="L9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 style:list-style-name="L11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 style:list-style-name="L12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 style:list-style-name="L14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 style:list-style-name="L15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 style:list-style-name="L10">
      <style:paragraph-properties fo:margin-top="0in" fo:margin-bottom="0.1598in" style:contextual-spacing="false"/>
      <style:text-properties style:font-name="Ubuntu1"/>
    </style:style>
    <style:style style:name="P76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77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78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79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80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81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82" style:family="paragraph" style:parent-style-name="Text_20_body" style:list-style-name="L9">
      <style:paragraph-properties fo:margin-top="0in" fo:margin-bottom="0.1598in" style:contextual-spacing="false"/>
    </style:style>
    <style:style style:name="P83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84" style:family="paragraph" style:parent-style-name="Text_20_body" style:list-style-name="L11">
      <style:paragraph-properties fo:margin-top="0in" fo:margin-bottom="0.1598in" style:contextual-spacing="false"/>
    </style:style>
    <style:style style:name="P85" style:family="paragraph" style:parent-style-name="Text_20_body" style:list-style-name="L12">
      <style:paragraph-properties fo:margin-top="0in" fo:margin-bottom="0.1598in" style:contextual-spacing="false"/>
    </style:style>
    <style:style style:name="P86" style:family="paragraph" style:parent-style-name="Text_20_body" style:list-style-name="L13">
      <style:paragraph-properties fo:margin-top="0in" fo:margin-bottom="0.1598in" style:contextual-spacing="false"/>
    </style:style>
    <style:style style:name="P87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88" style:family="paragraph" style:parent-style-name="Text_20_body" style:list-style-name="L14">
      <style:paragraph-properties fo:margin-top="0in" fo:margin-bottom="0.1598in" style:contextual-spacing="false"/>
    </style:style>
    <style:style style:name="P89" style:family="paragraph" style:parent-style-name="Text_20_body" style:list-style-name="L15">
      <style:paragraph-properties fo:margin-top="0in" fo:margin-bottom="0.1598in" style:contextual-spacing="false"/>
    </style:style>
    <style:style style:name="P90" style:family="paragraph" style:parent-style-name="Text_20_body" style:list-style-name="L16">
      <style:paragraph-properties fo:margin-top="0in" fo:margin-bottom="0.1598in" style:contextual-spacing="false"/>
    </style:style>
    <style:style style:name="P91" style:family="paragraph" style:parent-style-name="Text_20_body" style:list-style-name="L17">
      <style:paragraph-properties fo:margin-top="0in" fo:margin-bottom="0.1598in" style:contextual-spacing="false"/>
    </style:style>
    <style:style style:name="P92" style:family="paragraph" style:parent-style-name="Text_20_body" style:list-style-name="L18">
      <style:paragraph-properties fo:margin-top="0in" fo:margin-bottom="0.1598in" style:contextual-spacing="false"/>
      <style:text-properties officeooo:paragraph-rsid="002bac5b"/>
    </style:style>
    <style:style style:name="P93" style:family="paragraph" style:parent-style-name="Text_20_body" style:list-style-name="L19">
      <style:paragraph-properties fo:margin-top="0in" fo:margin-bottom="0.1598in" style:contextual-spacing="false"/>
      <style:text-properties officeooo:paragraph-rsid="002bac5b"/>
    </style:style>
    <style:style style:name="P94" style:family="paragraph" style:parent-style-name="Text_20_body" style:list-style-name="L20">
      <style:paragraph-properties fo:margin-top="0in" fo:margin-bottom="0.1598in" style:contextual-spacing="false"/>
      <style:text-properties officeooo:paragraph-rsid="002bac5b"/>
    </style:style>
    <style:style style:name="P95" style:family="paragraph" style:parent-style-name="Text_20_body" style:list-style-name="L21">
      <style:paragraph-properties fo:margin-top="0in" fo:margin-bottom="0.1598in" style:contextual-spacing="false"/>
      <style:text-properties officeooo:paragraph-rsid="002bac5b"/>
    </style:style>
    <style:style style:name="P96" style:family="paragraph" style:parent-style-name="Text_20_body" style:list-style-name="L22">
      <style:paragraph-properties fo:margin-top="0in" fo:margin-bottom="0.1598in" style:contextual-spacing="false"/>
      <style:text-properties officeooo:paragraph-rsid="002bac5b"/>
    </style:style>
    <style:style style:name="P97" style:family="paragraph" style:parent-style-name="Text_20_body" style:list-style-name="L23">
      <style:paragraph-properties fo:margin-top="0in" fo:margin-bottom="0.1598in" style:contextual-spacing="false"/>
      <style:text-properties officeooo:paragraph-rsid="002bac5b"/>
    </style:style>
    <style:style style:name="P98" style:family="paragraph" style:parent-style-name="Text_20_body" style:list-style-name="L24">
      <style:paragraph-properties fo:margin-top="0in" fo:margin-bottom="0.1598in" style:contextual-spacing="false"/>
      <style:text-properties officeooo:paragraph-rsid="002bac5b"/>
    </style:style>
    <style:style style:name="P99" style:family="paragraph" style:parent-style-name="Text_20_body" style:list-style-name="L25">
      <style:paragraph-properties fo:margin-top="0in" fo:margin-bottom="0.1598in" style:contextual-spacing="false"/>
      <style:text-properties officeooo:paragraph-rsid="002bac5b"/>
    </style:style>
    <style:style style:name="P100" style:family="paragraph" style:parent-style-name="Text_20_body" style:list-style-name="L26">
      <style:paragraph-properties fo:margin-top="0in" fo:margin-bottom="0.1598in" style:contextual-spacing="false"/>
      <style:text-properties officeooo:paragraph-rsid="002bac5b"/>
    </style:style>
    <style:style style:name="P101" style:family="paragraph" style:parent-style-name="Text_20_body" style:list-style-name="L27">
      <style:paragraph-properties fo:margin-top="0in" fo:margin-bottom="0.1598in" style:contextual-spacing="false"/>
      <style:text-properties officeooo:paragraph-rsid="002bac5b"/>
    </style:style>
    <style:style style:name="P102" style:family="paragraph" style:parent-style-name="Text_20_body" style:list-style-name="L28">
      <style:paragraph-properties fo:margin-top="0in" fo:margin-bottom="0.1598in" style:contextual-spacing="false"/>
      <style:text-properties officeooo:paragraph-rsid="002bac5b"/>
    </style:style>
    <style:style style:name="P103" style:family="paragraph" style:parent-style-name="Text_20_body" style:list-style-name="L29">
      <style:paragraph-properties fo:margin-top="0in" fo:margin-bottom="0.1598in" style:contextual-spacing="false"/>
      <style:text-properties officeooo:paragraph-rsid="002bac5b"/>
    </style:style>
    <style:style style:name="P104" style:family="paragraph" style:parent-style-name="Text_20_body" style:list-style-name="L30">
      <style:paragraph-properties fo:margin-top="0in" fo:margin-bottom="0.1598in" style:contextual-spacing="false"/>
      <style:text-properties officeooo:paragraph-rsid="002bac5b"/>
    </style:style>
    <style:style style:name="P105" style:family="paragraph" style:parent-style-name="Text_20_body" style:list-style-name="L31">
      <style:paragraph-properties fo:margin-top="0in" fo:margin-bottom="0.1598in" style:contextual-spacing="false"/>
      <style:text-properties officeooo:paragraph-rsid="002bac5b"/>
    </style:style>
    <style:style style:name="P106" style:family="paragraph" style:parent-style-name="Text_20_body" style:list-style-name="L32">
      <style:paragraph-properties fo:margin-top="0in" fo:margin-bottom="0.1598in" style:contextual-spacing="false"/>
      <style:text-properties officeooo:paragraph-rsid="002bac5b"/>
    </style:style>
    <style:style style:name="P107" style:family="paragraph" style:parent-style-name="Text_20_body" style:list-style-name="L32">
      <style:paragraph-properties fo:margin-top="0in" fo:margin-bottom="0.1598in" style:contextual-spacing="false"/>
      <style:text-properties officeooo:paragraph-rsid="00421b03"/>
    </style:style>
    <style:style style:name="P108" style:family="paragraph" style:parent-style-name="Text_20_body" style:list-style-name="L33">
      <style:paragraph-properties fo:margin-top="0in" fo:margin-bottom="0.1598in" style:contextual-spacing="false"/>
      <style:text-properties officeooo:paragraph-rsid="003ff6a3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1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1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officeooo:rsid="00508d3e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1" fo:font-size="11pt" fo:language="zxx" fo:country="none" officeooo:rsid="00514690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1" fo:font-size="11pt" fo:language="zxx" fo:country="none" style:text-underline-style="solid" style:text-underline-width="auto" style:text-underline-color="font-color" officeooo:rsid="001e5673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1e5673" style:font-name-asian="Noto Serif CJK SC" style:font-size-asian="11pt" style:language-asian="zxx" style:country-asian="none" style:font-weight-asian="bold" style:font-name-complex="Noto Sans Devanagari1" style:font-size-complex="11pt" style:language-complex="zxx" style:country-complex="none" style:font-weight-complex="bold"/>
    </style:style>
    <style:style style:name="T21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1e56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2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4938e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3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" style:family="text">
      <style:text-properties style:font-name="Ubuntu1" fo:font-size="11pt" officeooo:rsid="004ca4ae" style:font-size-asian="11pt" style:font-size-complex="11pt"/>
    </style:style>
    <style:style style:name="T25" style:family="text">
      <style:text-properties style:font-name="Ubuntu1" fo:font-size="11pt" officeooo:rsid="00514690" style:font-size-asian="11pt" style:font-size-complex="11pt"/>
    </style:style>
    <style:style style:name="T26" style:family="text">
      <style:text-properties style:font-name="Ubuntu1" fo:font-size="11pt" officeooo:rsid="004d786d" style:font-size-asian="11pt" style:font-size-complex="11pt"/>
    </style:style>
    <style:style style:name="T27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28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29" style:family="text">
      <style:text-properties officeooo:rsid="002bac5b"/>
    </style:style>
    <style:style style:name="T30" style:family="text">
      <style:text-properties officeooo:rsid="003e2b14"/>
    </style:style>
    <style:style style:name="T31" style:family="text">
      <style:text-properties style:font-name="Ubuntu"/>
    </style:style>
    <style:style style:name="T32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33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34" style:family="text">
      <style:text-properties style:font-name="Ubuntu" fo:font-size="11pt" fo:language="zxx" fo:country="none" officeooo:rsid="004938e9" style:font-size-asian="11pt" style:language-asian="zxx" style:country-asian="none" style:font-size-complex="11pt" style:language-complex="zxx" style:country-complex="none"/>
    </style:style>
    <style:style style:name="T35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6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7" style:family="text">
      <style:text-properties style:font-name="Ubuntu" fo:font-size="11pt" officeooo:rsid="00514690" style:font-size-asian="11pt" style:font-size-complex="11pt"/>
    </style:style>
    <style:style style:name="T38" style:family="text">
      <style:text-properties style:font-name="Ubuntu" fo:language="zxx" fo:country="none" style:language-asian="zxx" style:country-asian="none" style:language-complex="zxx" style:country-complex="none"/>
    </style:style>
    <style:style style:name="T39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40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41" style:family="text">
      <style:text-properties style:font-name="Ubuntu" fo:language="zxx" fo:country="none" officeooo:rsid="00440da6" style:language-asian="zxx" style:country-asian="none" style:language-complex="zxx" style:country-complex="none"/>
    </style:style>
    <style:style style:name="T42" style:family="text">
      <style:text-properties style:font-name="Ubuntu" fo:language="zxx" fo:country="none" officeooo:rsid="0045dcf7" style:language-asian="zxx" style:country-asian="none" style:language-complex="zxx" style:country-complex="none"/>
    </style:style>
    <style:style style:name="T43" style:family="text">
      <style:text-properties officeooo:rsid="003ff6a3"/>
    </style:style>
    <style:style style:name="T44" style:family="text">
      <style:text-properties officeooo:rsid="004b0729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fo:color="#c9211e" loext:opacity="100%"/>
    </style:style>
    <style:style style:name="T47" style:family="text">
      <style:text-properties fo:color="#c9211e" loext:opacity="100%" fo:font-weight="bold" style:font-weight-asian="bold" style:font-weight-complex="bold"/>
    </style:style>
    <style:style style:name="T48" style:family="text">
      <style:text-properties fo:color="#c9211e" loext:opacity="100%" fo:font-weight="bold" officeooo:rsid="004d786d" style:font-weight-asian="bold" style:font-weight-complex="bold"/>
    </style:style>
    <style:style style:name="T49" style:family="text">
      <style:text-properties fo:color="#c9211e" loext:opacity="100%" fo:font-weight="bold" officeooo:rsid="004ee2e8" style:font-weight-asian="bold" style:font-weight-complex="bold"/>
    </style:style>
    <style:style style:name="T50" style:family="text">
      <style:text-properties fo:color="#c9211e" loext:opacity="100%" fo:font-weight="bold" officeooo:rsid="00514690" style:font-weight-asian="bold" style:font-weight-complex="bold"/>
    </style:style>
    <style:style style:name="T51" style:family="text">
      <style:text-properties fo:color="#c9211e" loext:opacity="100%" officeooo:rsid="004ee2e8"/>
    </style:style>
    <style:style style:name="T52" style:family="text">
      <style:text-properties fo:color="#c9211e" loext:opacity="100%" style:font-name="Ubuntu1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53" style:family="text">
      <style:text-properties fo:color="#c9211e" loext:opacity="100%" style:font-name="Ubuntu1" fo:font-size="11pt" fo:language="zxx" fo:country="none" officeooo:rsid="00508d3e" style:font-size-asian="11pt" style:language-asian="zxx" style:country-asian="none" style:font-size-complex="11pt" style:language-complex="zxx" style:country-complex="none"/>
    </style:style>
    <style:style style:name="T54" style:family="text">
      <style:text-properties fo:color="#c9211e" loext:opacity="100%"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55" style:family="text">
      <style:text-properties fo:color="#c9211e" loext:opacity="100%" style:font-name="Ubuntu1" fo:font-size="11pt" fo:language="zxx" fo:country="none" fo:font-weight="normal" officeooo:rsid="004ee2e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6" style:family="text">
      <style:text-properties fo:color="#c9211e" loext:opacity="100%" style:font-name="Ubuntu1" fo:font-size="11pt" fo:language="zxx" fo:country="none" fo:font-weight="normal" officeooo:rsid="00508d3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7" style:family="text">
      <style:text-properties fo:color="#c9211e" loext:opacity="100%" style:font-name="Ubuntu1" fo:font-size="11pt" fo:language="zxx" fo:country="none" fo:font-weight="normal" officeooo:rsid="005146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8" style:family="text">
      <style:text-properties fo:color="#c9211e" loext:opacity="100%" style:font-name="Ubuntu1" fo:font-size="11pt" officeooo:rsid="00508d3e" style:font-size-asian="11pt" style:font-size-complex="11pt"/>
    </style:style>
    <style:style style:name="T59" style:family="text">
      <style:text-properties fo:color="#c9211e" loext:opacity="100%" style:font-name="Ubuntu1" fo:font-size="11pt" officeooo:rsid="0052ea02" style:font-size-asian="11pt" style:font-size-complex="11pt"/>
    </style:style>
    <style:style style:name="T60" style:family="text">
      <style:text-properties fo:color="#c9211e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61" style:family="text">
      <style:text-properties fo:color="#c9211e" loext:opacity="100%" style:font-name="Ubuntu1" fo:font-size="11pt" fo:font-weight="normal" officeooo:rsid="0052ea02" style:font-size-asian="11pt" style:font-weight-asian="normal" style:font-size-complex="11pt" style:font-weight-complex="normal"/>
    </style:style>
    <style:style style:name="T62" style:family="text">
      <style:text-properties fo:color="#c9211e" loext:opacity="100%" officeooo:rsid="00514690"/>
    </style:style>
    <style:style style:name="T63" style:family="text">
      <style:text-properties fo:color="#c9211e" loext:opacity="100%" style:font-name="Ubuntu"/>
    </style:style>
    <style:style style:name="T64" style:family="text">
      <style:text-properties fo:color="#c9211e" loext:opacity="100%" style:font-name="Ubuntu" officeooo:rsid="00508d3e"/>
    </style:style>
    <style:style style:name="T65" style:family="text">
      <style:text-properties fo:color="#c9211e" loext:opacity="100%" style:font-name="Ubuntu" fo:font-size="11pt" officeooo:rsid="00514690" style:font-size-asian="11pt" style:font-size-complex="11pt"/>
    </style:style>
    <style:style style:name="T66" style:family="text">
      <style:text-properties fo:color="#c9211e" loext:opacity="100%" style:font-name="Ubuntu" fo:font-size="11pt" officeooo:rsid="0052ea02" style:font-size-asian="11pt" style:font-size-complex="11pt"/>
    </style:style>
    <style:style style:name="T67" style:family="text">
      <style:text-properties officeooo:rsid="004d786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4d786d" style:font-weight-asian="bold" style:font-weight-complex="bold"/>
    </style:style>
    <style:style style:name="T70" style:family="text">
      <style:text-properties officeooo:rsid="004ee2e8"/>
    </style:style>
    <style:style style:name="T71" style:family="text">
      <style:text-properties fo:color="#000000" loext:opacity="100%" fo:font-weight="bold" officeooo:rsid="004d786d" style:font-weight-asian="bold" style:font-weight-complex="bold"/>
    </style:style>
    <style:style style:name="T72" style:family="text">
      <style:text-properties fo:color="#000000" loext:opacity="100%" fo:font-weight="bold" officeooo:rsid="004ee2e8" style:font-weight-asian="bold" style:font-weight-complex="bold"/>
    </style:style>
    <style:style style:name="T73" style:family="text">
      <style:text-properties fo:color="#000000" loext:opacity="100%" fo:font-weight="bold" officeooo:rsid="00508d3e" style:font-weight-asian="bold" style:font-weight-complex="bold"/>
    </style:style>
    <style:style style:name="T74" style:family="text">
      <style:text-properties fo:color="#000000" loext:opacity="100%" fo:font-weight="bold" officeooo:rsid="00514690" style:font-weight-asian="bold" style:font-weight-complex="bold"/>
    </style:style>
    <style:style style:name="T75" style:family="text">
      <style:text-properties fo:color="#000000" loext:opacity="100%" style:font-name="Ubuntu1" fo:font-size="11pt" fo:language="zxx" fo:country="none" fo:font-weight="normal" officeooo:rsid="004ca4a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76" style:family="text">
      <style:text-properties fo:color="#000000" loext:opacity="100%" style:font-name="Ubuntu1" fo:font-size="11pt" fo:language="zxx" fo:country="none" fo:font-weight="normal" officeooo:rsid="005146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77" style:family="text">
      <style:text-properties fo:color="#000000" loext:opacity="100%" style:font-name="Ubuntu1" fo:font-size="11pt" fo:font-weight="normal" officeooo:rsid="004ca4ae" style:font-size-asian="11pt" style:font-weight-asian="normal" style:font-size-complex="11pt" style:font-weight-complex="normal"/>
    </style:style>
    <style:style style:name="T78" style:family="text">
      <style:text-properties fo:color="#000000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79" style:family="text">
      <style:text-properties fo:color="#000000" loext:opacity="100%" style:font-name="Ubuntu" fo:font-size="11pt" fo:font-weight="normal" officeooo:rsid="004ca4ae" style:font-size-asian="11pt" style:font-weight-asian="normal" style:font-size-complex="11pt" style:font-weight-complex="normal"/>
    </style:style>
    <style:style style:name="T80" style:family="text">
      <style:text-properties fo:color="#000000" loext:opacity="100%" style:font-name="Ubuntu" fo:font-size="11pt" fo:font-weight="normal" officeooo:rsid="00514690" style:font-size-asian="11pt" style:font-weight-asian="normal" style:font-size-complex="11pt" style:font-weight-complex="normal"/>
    </style:style>
    <style:style style:name="T81" style:family="text">
      <style:text-properties fo:color="#000000" loext:opacity="100%" style:font-name="Ubuntu" fo:font-size="11pt" officeooo:rsid="0052ea02" style:font-size-asian="11pt" style:font-size-complex="11pt"/>
    </style:style>
    <style:style style:name="T82" style:family="text">
      <style:text-properties officeooo:rsid="00508d3e"/>
    </style:style>
    <style:style style:name="T83" style:family="text">
      <style:text-properties officeooo:rsid="00514690"/>
    </style:style>
    <style:style style:name="T84" style:family="text">
      <style:text-properties fo:font-variant="normal" fo:text-transform="none" fo:color="#1f1f1f" loext:opacity="100%" style:font-name="Ubuntu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3">Section 1: Beginner Course</text:h>
      <text:p text:style-name="P33"/>
      <text:h text:style-name="P27" text:outline-level="4">Lesson 1 – Greetings</text:h>
      <text:h text:style-name="P28" text:outline-level="4">Greetings and Basic Expressions</text:h>
      <text:list text:style-name="L1">
        <text:list-item>
          <text:p text:style-name="P60"><text:span text:style-name="Strong_20_Emphasis"><text:span text:style-name="T6">Bonjour</text:span></text:span><text:span text:style-name="T6"> - Hello (Good morning / Good afternoon)</text:span></text:p>
          <text:list>
            <text:list-item>
              <text:p text:style-name="P61">[bon-<text:span text:style-name="T3">xġu</text:span>]</text:p>
            </text:list-item>
          </text:list>
        </text:list-item>
        <text:list-item>
          <text:p text:style-name="P60"><text:span text:style-name="Strong_20_Emphasis"><text:span text:style-name="T6">Bonsoir</text:span></text:span><text:span text:style-name="T6"> - Good evening</text:span></text:p>
          <text:list>
            <text:list-item>
              <text:p text:style-name="P61">[bon swa]</text:p>
            </text:list-item>
          </text:list>
        </text:list-item>
        <text:list-item>
          <text:p text:style-name="P60"><text:span text:style-name="Strong_20_Emphasis"><text:span text:style-name="T6">Bonne nuit</text:span></text:span><text:span text:style-name="T6"> - Goodnight</text:span></text:p>
          <text:list>
            <text:list-item>
              <text:p text:style-name="P61">[bonn wi]</text:p>
            </text:list-item>
          </text:list>
        </text:list-item>
        <text:list-item>
          <text:p text:style-name="P60"><text:span text:style-name="Strong_20_Emphasis"><text:span text:style-name="T6">Soir</text:span></text:span><text:span text:style-name="T6"> - Evening</text:span></text:p>
          <text:list>
            <text:list-item>
              <text:p text:style-name="P61">[swa]</text:p>
            </text:list-item>
          </text:list>
        </text:list-item>
      </text:list>
      <text:h text:style-name="P6" text:outline-level="4"/>
      <text:h text:style-name="P28" text:outline-level="4">Introductions</text:h>
      <text:list text:style-name="L2">
        <text:list-item>
          <text:p text:style-name="P76"><text:span text:style-name="Strong_20_Emphasis"><text:span text:style-name="T6">Je m’appelle Christophe.</text:span></text:span><text:span text:style-name="T6"> - I call myself Christopher.</text:span></text:p>
          <text:list>
            <text:list-item>
              <text:p text:style-name="P62">[<text:span text:style-name="T3">xġ</text:span> mah-pel Kristof]</text:p>
            </text:list-item>
          </text:list>
        </text:list-item>
        <text:list-item>
          <text:p text:style-name="P76"><text:span text:style-name="Strong_20_Emphasis"><text:span text:style-name="T6">Comment t’appelles-tu?</text:span></text:span><text:span text:style-name="T6"> - How do you call yourself?</text:span></text:p>
          <text:list>
            <text:list-item>
              <text:p text:style-name="P62">[Kom-mon tah-pel too?]</text:p>
            </text:list-item>
          </text:list>
        </text:list-item>
        <text:list-item>
          <text:p text:style-name="P76"><text:span text:style-name="Strong_20_Emphasis"><text:span text:style-name="T6">Enchanté</text:span></text:span><text:span text:style-name="T6"> (if male) / </text:span><text:span text:style-name="Strong_20_Emphasis"><text:span text:style-name="T6">Enchantée</text:span></text:span><text:span text:style-name="T6"> (if female) - Delighted / Nice to meet you</text:span></text:p>
          <text:list>
            <text:list-item>
              <text:p text:style-name="P62">[on-shan-t<text:span text:style-name="T3">e</text:span>]</text:p>
            </text:list-item>
          </text:list>
        </text:list-item>
      </text:list>
      <text:h text:style-name="P28" text:outline-level="4"/>
      <text:h text:style-name="P28" text:outline-level="4">Conversations</text:h>
      <text:list text:style-name="L3">
        <text:list-item>
          <text:p text:style-name="P77"><text:span text:style-name="Strong_20_Emphasis"><text:span text:style-name="T6">Comment vas-tu?</text:span></text:span><text:span text:style-name="T6"> - How are you?</text:span></text:p>
          <text:list>
            <text:list-item>
              <text:p text:style-name="P63">[kom-mon vah too?]</text:p>
            </text:list-item>
          </text:list>
        </text:list-item>
        <text:list-item>
          <text:p text:style-name="P77"><text:span text:style-name="Strong_20_Emphasis"><text:span text:style-name="T6">Je vais très bien.</text:span></text:span><text:span text:style-name="T6"> - I am very well.</text:span></text:p>
          <text:list>
            <text:list-item>
              <text:p text:style-name="P63">[<text:span text:style-name="T3">xġ</text:span> v<text:span text:style-name="T1">ee</text:span> tray byan]</text:p>
            </text:list-item>
          </text:list>
        </text:list-item>
        <text:list-item>
          <text:p text:style-name="P77"><text:span text:style-name="Strong_20_Emphasis"><text:span text:style-name="T6">Et toi?</text:span></text:span><text:span text:style-name="T6"> - And you?</text:span></text:p>
          <text:list>
            <text:list-item>
              <text:p text:style-name="P63">[<text:span text:style-name="T3">e</text:span> twa?]</text:p>
              <text:p text:style-name="P63"/>
            </text:list-item>
          </text:list>
        </text:list-item>
      </text:list>
      <text:h text:style-name="P28" text:outline-level="4"><text:soft-page-break/>Common Verbs</text:h>
      <text:list text:style-name="L4">
        <text:list-item>
          <text:p text:style-name="P78"><text:span text:style-name="Strong_20_Emphasis"><text:span text:style-name="T6">Vas</text:span></text:span><text:span text:style-name="T6"> - Go</text:span></text:p>
          <text:list>
            <text:list-item>
              <text:p text:style-name="P64">[vah]</text:p>
            </text:list-item>
          </text:list>
        </text:list-item>
      </text:list>
      <text:h text:style-name="P6" text:outline-level="4"/>
      <text:h text:style-name="P28" text:outline-level="4">Farewells</text:h>
      <text:list text:style-name="L5">
        <text:list-item>
          <text:p text:style-name="P79"><text:span text:style-name="Strong_20_Emphasis"><text:span text:style-name="T6">Au revoir</text:span></text:span><text:span text:style-name="T6"> - Goodbye</text:span></text:p>
          <text:list>
            <text:list-item>
              <text:p text:style-name="P65">[o re-vwar]</text:p>
            </text:list-item>
          </text:list>
        </text:list-item>
        <text:list-item>
          <text:p text:style-name="P79"><text:span text:style-name="Strong_20_Emphasis"><text:span text:style-name="T6">À bientôt</text:span></text:span><text:span text:style-name="T6"> - See you soon</text:span></text:p>
          <text:list>
            <text:list-item>
              <text:p text:style-name="P65">[ah bya-to]</text:p>
            </text:list-item>
          </text:list>
        </text:list-item>
        <text:list-item>
          <text:p text:style-name="P79"><text:span text:style-name="Strong_20_Emphasis"><text:span text:style-name="T6">Tôt</text:span></text:span><text:span text:style-name="T6"> - Early</text:span></text:p>
          <text:list>
            <text:list-item>
              <text:p text:style-name="P65">[to]</text:p>
            </text:list-item>
          </text:list>
        </text:list-item>
      </text:list>
      <text:h text:style-name="P28" text:outline-level="4"/>
      <text:h text:style-name="P28" text:outline-level="4">Sample Conversations</text:h>
      <text:list text:style-name="L6">
        <text:list-item>
          <text:p text:style-name="P80"><text:span text:style-name="Strong_20_Emphasis"><text:span text:style-name="T6">Bonjour!</text:span></text:span><text:span text:style-name="T6"><text:line-break/></text:span><text:span text:style-name="Strong_20_Emphasis"><text:span text:style-name="T6">Bonjour!</text:span></text:span><text:span text:style-name="T6"><text:line-break/></text:span><text:span text:style-name="Strong_20_Emphasis"><text:span text:style-name="T6">Comment t'appelles-tu?</text:span></text:span><text:span text:style-name="T6"><text:line-break/></text:span><text:span text:style-name="Strong_20_Emphasis"><text:span text:style-name="T6">Je m'appelle Christopher.</text:span></text:span><text:span text:style-name="T6"><text:line-break/></text:span><text:span text:style-name="Strong_20_Emphasis"><text:span text:style-name="T6">Comment t'appelles-tu?</text:span></text:span><text:span text:style-name="T6"><text:line-break/></text:span><text:span text:style-name="Strong_20_Emphasis"><text:span text:style-name="T6">Je m'appelle Clara. Enchantée.</text:span></text:span></text:p>
        </text:list-item>
        <text:list-item>
          <text:p text:style-name="P80"><text:span text:style-name="Strong_20_Emphasis"><text:span text:style-name="T6">Bonsoir!</text:span></text:span><text:span text:style-name="T6"><text:line-break/></text:span><text:span text:style-name="Strong_20_Emphasis"><text:span text:style-name="T6">Bonsoir!</text:span></text:span><text:span text:style-name="T6"><text:line-break/></text:span><text:span text:style-name="Strong_20_Emphasis"><text:span text:style-name="T6">Comment vas-tu?</text:span></text:span><text:span text:style-name="T6"><text:line-break/></text:span><text:span text:style-name="Strong_20_Emphasis"><text:span text:style-name="T6">Je vais très bien, et toi?</text:span></text:span><text:span text:style-name="T6"><text:line-break/></text:span><text:span text:style-name="Strong_20_Emphasis"><text:span text:style-name="T6">Je vais très bien, merci!</text:span></text:span></text:p>
        </text:list-item>
      </text:list>
      <text:h text:style-name="P28" text:outline-level="4"/>
      <text:h text:style-name="P28" text:outline-level="4">Additional Vocabulary</text:h>
      <text:list text:style-name="L7">
        <text:list-item>
          <text:p text:style-name="P81"><text:span text:style-name="Strong_20_Emphasis"><text:span text:style-name="T6">Entraînement</text:span></text:span><text:span text:style-name="T6"> - Training</text:span></text:p>
          <text:list>
            <text:list-item>
              <text:p text:style-name="P66">[on-tr<text:span text:style-name="T3">e</text:span>n-mon]</text:p>
            </text:list-item>
          </text:list>
        </text:list-item>
      </text:list>
      <text:h text:style-name="P28" text:outline-level="4"/>
      <text:h text:style-name="P28" text:outline-level="4">French Phonology</text:h>
      <text:list text:style-name="L8">
        <text:list-item>
          <text:p text:style-name="P67">'en' sounds as 'on'</text:p>
        </text:list-item>
        <text:list-item>
          <text:p text:style-name="P67">'oi' sounds as 'wa'</text:p>
        </text:list-item>
        <text:list-item>
          <text:p text:style-name="P67">'ai' sounds as '<text:span text:style-name="T1">ee</text:span>'</text:p>
        </text:list-item>
      </text:list>
      <text:p text:style-name="P1"><text:span text:style-name="Strong_20_Emphasis"><text:span text:style-name="T27"/></text:span></text:p>
      <text:p text:style-name="P1"><text:span text:style-name="Strong_20_Emphasis"><text:span text:style-name="T27"/></text:span></text:p>
      <text:p text:style-name="P1"><text:soft-page-break/><text:span text:style-name="Strong_20_Emphasis"><text:span text:style-name="T28">Review</text:span></text:span></text:p>
      <text:p text:style-name="P7">Bonjour. </text:p>
      <text:p text:style-name="P7">Je m'appelle Christophe. </text:p>
      <text:p text:style-name="P7">Comment t'appelles-tu ? </text:p>
      <text:p text:style-name="P7">Enchanté. </text:p>
      <text:p text:style-name="P7">Bonjour. </text:p>
      <text:p text:style-name="P7">Bonsoir. </text:p>
      <text:p text:style-name="P7">Bonne nuit. </text:p>
      <text:p text:style-name="P7">Comment vas-tu ? </text:p>
      <text:p text:style-name="P7">Je vais très bien. </text:p>
      <text:p text:style-name="P7">Et toi ? </text:p>
      <text:p text:style-name="P7">Au revoir. </text:p>
      <text:p text:style-name="P7">À bientôt.</text:p>
      <text:p text:style-name="P8">Merci</text:p>
      <text:p text:style-name="P8"/>
      <text:p text:style-name="P11">________________________________________________________________________________________________</text:p>
      <text:p text:style-name="P9"/>
      <text:h text:style-name="P29" text:outline-level="4">Lesson 2 – Manners</text:h>
      <text:p text:style-name="P2"><text:span text:style-name="Strong_20_Emphasis"><text:span text:style-name="T18">La Politesse <text:s/>(Politeness)</text:span></text:span></text:p>
      <text:p text:style-name="P39"><text:span text:style-name="Strong_20_Emphasis"><text:span text:style-name="T23">[Polites]</text:span></text:span></text:p>
      <text:p text:style-name="P2"><text:span text:style-name="Strong_20_Emphasis"><text:span text:style-name="T6">Basic Politeness</text:span></text:span></text:p>
      <text:list text:style-name="L9">
        <text:list-item>
          <text:p text:style-name="P82"><text:span text:style-name="Strong_20_Emphasis"><text:span text:style-name="T6">S'il te plaît</text:span></text:span><text:span text:style-name="T6"> - Please (informal, one person)</text:span></text:p>
          <text:list>
            <text:list-item>
              <text:p text:style-name="P68">[sil tu ple]</text:p>
            </text:list-item>
          </text:list>
        </text:list-item>
        <text:list-item>
          <text:p text:style-name="P83"><text:span text:style-name="Strong_20_Emphasis"><text:span text:style-name="T6">S'il vous plaît</text:span></text:span><text:span text:style-name="T6"> - Please (formal, or addressing a group)</text:span></text:p>
          <text:list>
            <text:list-item>
              <text:p text:style-name="P68">[sil vu ple]</text:p>
            </text:list-item>
          </text:list>
        </text:list-item>
        <text:list-item>
          <text:p text:style-name="P83"><text:span text:style-name="Strong_20_Emphasis"><text:span text:style-name="T6">te <text:tab/></text:span></text:span><text:span text:style-name="Strong_20_Emphasis"><text:span text:style-name="T17">-&gt;</text:span></text:span><text:span text:style-name="Strong_20_Emphasis"><text:span text:style-name="T6"> </text:span></text:span><text:span text:style-name="Strong_20_Emphasis"><text:span text:style-name="T17">one person</text:span></text:span></text:p>
        </text:list-item>
      </text:list>
      <text:list text:style-name="L10">
        <text:list-item>
          <text:p text:style-name="P75"><text:span text:style-name="T5">vous</text:span><text:span text:style-name="T4"> <text:tab/>-&gt; a group of at least two people, or to be more formal</text:span></text:p>
        </text:list-item>
      </text:list>
      <text:p text:style-name="P2"><text:span text:style-name="Strong_20_Emphasis"><text:span text:style-name="T6"/></text:span></text:p>
      <text:p text:style-name="P2"><text:span text:style-name="Strong_20_Emphasis"><text:span text:style-name="T6">Expressions of Gratitude</text:span></text:span></text:p>
      <text:list text:style-name="L11">
        <text:list-item>
          <text:p text:style-name="P84"><text:span text:style-name="Strong_20_Emphasis"><text:span text:style-name="T6">Merci</text:span></text:span><text:span text:style-name="T6"> - Thanks</text:span></text:p>
          <text:list>
            <text:list-item>
              <text:p text:style-name="P70">[mersi]</text:p>
            </text:list-item>
          </text:list>
        </text:list-item>
        <text:list-item>
          <text:p text:style-name="P84"><text:span text:style-name="Strong_20_Emphasis"><text:span text:style-name="T6">Merci beaucoup</text:span></text:span><text:span text:style-name="T6"> - Thanks a lot</text:span></text:p>
          <text:list>
            <text:list-item>
              <text:p text:style-name="P70">[mersi boku]</text:p>
            </text:list-item>
          </text:list>
        </text:list-item>
      </text:list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oft-page-break/><text:span text:style-name="Strong_20_Emphasis"><text:span text:style-name="T6">Responses to Thanks</text:span></text:span></text:p>
      <text:list text:style-name="L12">
        <text:list-item>
          <text:p text:style-name="P85"><text:span text:style-name="Strong_20_Emphasis"><text:span text:style-name="T6">De rien</text:span></text:span><text:span text:style-name="T6"> - You're welcome / It was nothing</text:span></text:p>
          <text:list>
            <text:list-item>
              <text:p text:style-name="P71">[deh r<text:span text:style-name="T2">j</text:span>an]</text:p>
              <text:p text:style-name="P71"/>
            </text:list-item>
          </text:list>
        </text:list-item>
      </text:list>
      <text:p text:style-name="P2"><text:span text:style-name="Strong_20_Emphasis"><text:span text:style-name="T6">Apologies</text:span></text:span></text:p>
      <text:list text:style-name="L13">
        <text:list-item>
          <text:p text:style-name="P86"><text:span text:style-name="Strong_20_Emphasis"><text:span text:style-name="T6">Pardon</text:span></text:span><text:span text:style-name="T6"> - Sorry (for minor things, like bumping into someone)</text:span></text:p>
        </text:list-item>
        <text:list-item>
          <text:p text:style-name="P86"><text:span text:style-name="Strong_20_Emphasis"><text:span text:style-name="T6">Je suis désolée</text:span></text:span><text:span text:style-name="T6"> (if female) / </text:span><text:span text:style-name="Strong_20_Emphasis"><text:span text:style-name="T6">Je suis désolé</text:span></text:span><text:span text:style-name="T6"> (if male) - I'm sorry (feeling guilty)</text:span></text:p>
          <text:list>
            <text:list-item>
              <text:p text:style-name="P72">[<text:span text:style-name="T29">xġi</text:span> s<text:span text:style-name="T29">wi</text:span> deh-zo-l<text:span text:style-name="T29">e</text:span>]</text:p>
            </text:list-item>
          </text:list>
        </text:list-item>
        <text:list-item>
          <text:p text:style-name="P87"><text:span text:style-name="Strong_20_Emphasis"><text:span text:style-name="T6">Excuse-moi</text:span></text:span><text:span text:style-name="T6"> - Excuse me (informal, one person)</text:span></text:p>
          <text:list>
            <text:list-item>
              <text:p text:style-name="P69">[Exqus mwa]</text:p>
            </text:list-item>
          </text:list>
        </text:list-item>
        <text:list-item>
          <text:p text:style-name="P86"><text:span text:style-name="Strong_20_Emphasis"><text:span text:style-name="T6">Excusez-moi</text:span></text:span><text:span text:style-name="T6"> - Excuse me (formal, or addressing a group)</text:span></text:p>
          <text:list>
            <text:list-item>
              <text:p text:style-name="P69">[Exqu-że mwa]</text:p>
            </text:list-item>
          </text:list>
        </text:list-item>
        <text:list-item>
          <text:p text:style-name="P86"><text:span text:style-name="Strong_20_Emphasis"><text:span text:style-name="T6">Navrée</text:span></text:span><text:span text:style-name="T6"> (if female) / </text:span><text:span text:style-name="Strong_20_Emphasis"><text:span text:style-name="T6">Navré</text:span></text:span><text:span text:style-name="T6"> (if male) - I'm sorry (in sad situations)</text:span></text:p>
          <text:list>
            <text:list-item>
              <text:p text:style-name="P72">[nav-r<text:span text:style-name="T2">ee</text:span>]</text:p>
            </text:list-item>
          </text:list>
        </text:list-item>
        <text:list-item>
          <text:p text:style-name="P86"><text:span text:style-name="Strong_20_Emphasis"><text:span text:style-name="T6">Mes excuses</text:span></text:span><text:span text:style-name="T6"> - My apologies</text:span></text:p>
          <text:list>
            <text:list-item>
              <text:p text:style-name="P72">[m<text:span text:style-name="T2">ee</text:span> <text:span text:style-name="T2">ż</text:span>ex-ku<text:span text:style-name="T29">ż</text:span>]</text:p>
            </text:list-item>
          </text:list>
        </text:list-item>
      </text:list>
      <text:p text:style-name="P2"><text:span text:style-name="Strong_20_Emphasis"><text:span text:style-name="T6">Vocabulary Words</text:span></text:span></text:p>
      <text:list text:style-name="L14">
        <text:list-item>
          <text:p text:style-name="P88"><text:span text:style-name="Strong_20_Emphasis"><text:span text:style-name="T6">Café</text:span></text:span><text:span text:style-name="T6"> - Coffee</text:span></text:p>
          <text:list>
            <text:list-item>
              <text:p text:style-name="P73">[ka-f<text:span text:style-name="T29">e</text:span>]</text:p>
            </text:list-item>
          </text:list>
        </text:list-item>
        <text:list-item>
          <text:p text:style-name="P88"><text:span text:style-name="Strong_20_Emphasis"><text:span text:style-name="T6">Eau</text:span></text:span><text:span text:style-name="T6"> - Water</text:span></text:p>
          <text:list>
            <text:list-item>
              <text:p text:style-name="P73">[oh]</text:p>
            </text:list-item>
          </text:list>
        </text:list-item>
        <text:list-item>
          <text:p text:style-name="P88"><text:span text:style-name="Strong_20_Emphasis"><text:span text:style-name="T6">Bière</text:span></text:span><text:span text:style-name="T6"> - Beer</text:span></text:p>
          <text:list>
            <text:list-item>
              <text:p text:style-name="P73">[b<text:span text:style-name="T29">je-r</text:span>r]</text:p>
            </text:list-item>
          </text:list>
        </text:list-item>
      </text:list>
      <text:p text:style-name="P2"><text:span text:style-name="Strong_20_Emphasis"><text:span text:style-name="T6">Requests</text:span></text:span></text:p>
      <text:list text:style-name="L15">
        <text:list-item>
          <text:p text:style-name="P89"><text:span text:style-name="Strong_20_Emphasis"><text:span text:style-name="T6">Puis-je avoir...?</text:span></text:span><text:span text:style-name="T6"> - Can I have...? / May I have...?</text:span></text:p>
          <text:list>
            <text:list-item>
              <text:p text:style-name="P74">[ pw<text:span text:style-name="T29">i</text:span> <text:span text:style-name="T29">xġha</text:span>-vwa ]</text:p>
            </text:list-item>
          </text:list>
        </text:list-item>
      </text:list>
      <text:p text:style-name="P2"><text:span text:style-name="Strong_20_Emphasis"><text:span text:style-name="T6">French Phonology</text:span></text:span></text:p>
      <text:list text:style-name="L16">
        <text:list-item>
          <text:p text:style-name="P90"><text:span text:style-name="Strong_20_Emphasis"><text:span text:style-name="T6">'eau'</text:span></text:span><text:span text:style-name="T6"> sounds as 'oo'</text:span></text:p>
        </text:list-item>
        <text:list-item>
          <text:p text:style-name="P90"><text:span text:style-name="Strong_20_Emphasis"><text:span text:style-name="T6">'ou'</text:span></text:span><text:span text:style-name="T6"> sounds as 'uu'</text:span></text:p>
        </text:list-item>
      </text:list>
      <text:p text:style-name="P2"><text:span text:style-name="Strong_20_Emphasis"><text:span text:style-name="T6"/></text:span></text:p>
      <text:p text:style-name="P2"><text:soft-page-break/><text:span text:style-name="Strong_20_Emphasis"><text:span text:style-name="T6">Exercises</text:span></text:span></text:p>
      <text:list text:style-name="L17">
        <text:list-item>
          <text:p text:style-name="P91"><text:span text:style-name="Strong_20_Emphasis"><text:span text:style-name="T6">Scenario Practice</text:span></text:span></text:p>
          <text:list>
            <text:list-item>
              <text:p text:style-name="P91"><text:span text:style-name="Strong_20_Emphasis"><text:span text:style-name="T6">In a store, you accidentally nudge someone.</text:span></text:span><text:span text:style-name="T6"> Say: "Pardon" or "Excusez-moi."</text:span></text:p>
            </text:list-item>
            <text:list-item>
              <text:p text:style-name="P91"><text:span text:style-name="Strong_20_Emphasis"><text:span text:style-name="T6">In a restaurant needing the waiter's attention for more water.</text:span></text:span><text:span text:style-name="T6"> Say: "Excusez-moi."</text:span></text:p>
            </text:list-item>
            <text:list-item>
              <text:p text:style-name="P91"><text:span text:style-name="Strong_20_Emphasis"><text:span text:style-name="T6">You ate your roommate’s last cookie unknowingly.</text:span></text:span><text:span text:style-name="T6"> Say: "Je suis désolé(e)."</text:span></text:p>
            </text:list-item>
          </text:list>
        </text:list-item>
      </text:list>
      <text:p text:style-name="P10"/>
      <text:p text:style-name="P2"><text:span text:style-name="Strong_20_Emphasis"><text:span text:style-name="T18">Dialogue Writing</text:span></text:span><text:span text:style-name="T6"> <text:s/></text:span></text:p>
      <text:p text:style-name="P2"><text:span text:style-name="Strong_20_Emphasis"><text:span text:style-name="T6">Customer</text:span></text:span><text:span text:style-name="T6">: Bonjour!<text:line-break/></text:span><text:span text:style-name="Strong_20_Emphasis"><text:span text:style-name="T6">Shopkeeper</text:span></text:span><text:span text:style-name="T6">: Bonjour!</text:span></text:p>
      <text:p text:style-name="P2"><text:span text:style-name="Strong_20_Emphasis"><text:span text:style-name="T6">Customer</text:span></text:span><text:span text:style-name="T6">: Un café et une eau, s'il vous plaît.<text:line-break/></text:span><text:span text:style-name="Strong_20_Emphasis"><text:span text:style-name="T6">Shopkeeper</text:span></text:span><text:span text:style-name="T6">: Voilà votre café et votre eau.</text:span></text:p>
      <text:p text:style-name="P2"><text:span text:style-name="Strong_20_Emphasis"><text:span text:style-name="T6">Customer</text:span></text:span><text:span text:style-name="T6">: Merci.<text:line-break/></text:span><text:span text:style-name="Strong_20_Emphasis"><text:span text:style-name="T6">Shopkeeper</text:span></text:span><text:span text:style-name="T6">: De rien.</text:span></text:p>
      <text:p text:style-name="P3"><text:span text:style-name="Strong_20_Emphasis"><text:span text:style-name="T6">Customer</text:span></text:span><text:span text:style-name="T6">: Au revoir!<text:line-break/></text:span><text:span text:style-name="Strong_20_Emphasis"><text:span text:style-name="T6">Shopkeeper</text:span></text:span><text:span text:style-name="T6">: Au revoir!</text:span></text:p>
      <text:p text:style-name="P38"><text:span text:style-name="T4"/></text:p>
      <text:p text:style-name="P38"><text:span text:style-name="T4"/></text:p>
      <text:p text:style-name="P34">Review:</text:p>
      <text:p text:style-name="P40"><text:span text:style-name="Strong_20_Emphasis"><text:span text:style-name="T17">S'il te plaît.</text:span></text:span></text:p>
      <text:p text:style-name="P40"><text:span text:style-name="Strong_20_Emphasis"><text:span text:style-name="T17">S'il vous plaît.</text:span></text:span></text:p>
      <text:p text:style-name="P40"><text:span text:style-name="Strong_20_Emphasis"><text:span text:style-name="T17">Merci.</text:span></text:span></text:p>
      <text:p text:style-name="P40"><text:span text:style-name="Strong_20_Emphasis"><text:span text:style-name="T17">Merci beaucoup.</text:span></text:span></text:p>
      <text:p text:style-name="P40"><text:span text:style-name="Strong_20_Emphasis"><text:span text:style-name="T17">De rien.</text:span></text:span></text:p>
      <text:p text:style-name="P40"><text:span text:style-name="Strong_20_Emphasis"><text:span text:style-name="T17">Pardon.</text:span></text:span></text:p>
      <text:p text:style-name="P40"><text:span text:style-name="Strong_20_Emphasis"><text:span text:style-name="T17">Je suis désolé(e).</text:span></text:span></text:p>
      <text:p text:style-name="P40"><text:span text:style-name="Strong_20_Emphasis"><text:span text:style-name="T17">Excuse-moi.</text:span></text:span></text:p>
      <text:p text:style-name="P40"><text:span text:style-name="Strong_20_Emphasis"><text:span text:style-name="T17">Excusez-moi.</text:span></text:span></text:p>
      <text:p text:style-name="P40"><text:span text:style-name="Strong_20_Emphasis"><text:span text:style-name="T17">Navré(e).</text:span></text:span></text:p>
      <text:p text:style-name="P40"><text:span text:style-name="Strong_20_Emphasis"><text:span text:style-name="T17">Mes excuses.</text:span></text:span></text:p>
      <text:p text:style-name="P40"><text:span text:style-name="Strong_20_Emphasis"><text:span text:style-name="T17">Café.</text:span></text:span></text:p>
      <text:p text:style-name="P40"><text:span text:style-name="Strong_20_Emphasis"><text:span text:style-name="T17">Eau.</text:span></text:span></text:p>
      <text:p text:style-name="P40"><text:span text:style-name="Strong_20_Emphasis"><text:span text:style-name="T17">Bière.</text:span></text:span></text:p>
      <text:p text:style-name="P40"><text:span text:style-name="Strong_20_Emphasis"><text:span text:style-name="T17">Puis-je avoir...?</text:span></text:span></text:p>
      <text:p text:style-name="P4"><text:span text:style-name="Strong_20_Emphasis"><text:span text:style-name="T6"/></text:span></text:p>
      <text:p text:style-name="P11">________________________________________________________________________________________________</text:p>
      <text:p text:style-name="P11"/>
      <text:h text:style-name="P41" text:outline-level="4"><text:soft-page-break/><text:span text:style-name="T19">Les</text:span><text:span text:style-name="T20">son 5 – Food</text:span></text:h>
      <text:h text:style-name="P43" text:outline-level="4">Foods and Ingredients</text:h>
      <text:list text:style-name="L18">
        <text:list-item>
          <text:p text:style-name="P92"><text:span text:style-name="Strong_20_Emphasis"><text:span text:style-name="T8">la nourriture</text:span></text:span><text:span text:style-name="T8"> <text:tab/><text:tab/>[la nu-ri-tu]: the food</text:span></text:p>
        </text:list-item>
      </text:list>
      <text:list text:style-name="L19">
        <text:list-item>
          <text:p text:style-name="P93"><text:span text:style-name="Strong_20_Emphasis"><text:span text:style-name="T9">du riz</text:span></text:span><text:span text:style-name="T9"> <text:tab/><text:tab/><text:tab/>[ du r</text:span><text:span text:style-name="T10">i </text:span><text:span text:style-name="T9">]: some rice</text:span></text:p>
        </text:list-item>
      </text:list>
      <text:list text:style-name="L20">
        <text:list-item>
          <text:p text:style-name="P94"><text:span text:style-name="Strong_20_Emphasis"><text:span text:style-name="T9">un œuf</text:span></text:span><text:span text:style-name="T9"> <text:tab/><text:tab/>[ </text:span><text:span text:style-name="T10">qa n_e</text:span><text:span text:style-name="T9">f ]: an egg</text:span></text:p>
        </text:list-item>
      </text:list>
      <text:list text:style-name="L21">
        <text:list-item>
          <text:p text:style-name="P95"><text:span text:style-name="Strong_20_Emphasis"><text:span text:style-name="T9">la viande</text:span></text:span><text:span text:style-name="T9"> <text:tab/><text:tab/>[ la vy</text:span><text:span text:style-name="T10">o</text:span><text:span text:style-name="T9">n-d ]: the meat</text:span></text:p>
        </text:list-item>
      </text:list>
      <text:list text:style-name="L22">
        <text:list-item>
          <text:p text:style-name="P96"><text:span text:style-name="Strong_20_Emphasis"><text:span text:style-name="T9">du porc</text:span></text:span><text:span text:style-name="T9"> <text:tab/><text:tab/>[ du po</text:span><text:span text:style-name="T10">r </text:span><text:span text:style-name="T9">]: some pork</text:span></text:p>
        </text:list-item>
      </text:list>
      <text:list text:style-name="L23">
        <text:list-item>
          <text:p text:style-name="P97"><text:span text:style-name="Strong_20_Emphasis"><text:span text:style-name="T9">du poulet</text:span></text:span><text:span text:style-name="T9"> <text:tab/><text:tab/>[ du p</text:span><text:span text:style-name="T10">u</text:span><text:span text:style-name="T9">-l</text:span><text:span text:style-name="T10">e </text:span><text:span text:style-name="T9">]: some chicken</text:span></text:p>
        </text:list-item>
      </text:list>
      <text:list text:style-name="L24">
        <text:list-item>
          <text:p text:style-name="P98"><text:span text:style-name="Strong_20_Emphasis"><text:span text:style-name="T9">du bœuf</text:span></text:span><text:span text:style-name="T9"> <text:tab/><text:tab/>[ du b</text:span><text:span text:style-name="T10">qe</text:span><text:span text:style-name="T9">f ]: some beef</text:span></text:p>
        </text:list-item>
      </text:list>
      <text:list text:style-name="L25">
        <text:list-item>
          <text:p text:style-name="P99"><text:span text:style-name="Strong_20_Emphasis"><text:span text:style-name="T9">du poisson</text:span></text:span><text:span text:style-name="T9"> <text:tab/><text:tab/>[ du pwa-son ]: some fish</text:span></text:p>
        </text:list-item>
      </text:list>
      <text:list text:style-name="L26">
        <text:list-item>
          <text:p text:style-name="P100"><text:span text:style-name="Strong_20_Emphasis"><text:span text:style-name="T9">des légumes</text:span></text:span><text:span text:style-name="T9"> <text:tab/><text:tab/>[ d</text:span><text:span text:style-name="T10">e</text:span><text:span text:style-name="T9"> l</text:span><text:span text:style-name="T10">ee</text:span><text:span text:style-name="T9">-gum ]: some vegetables</text:span></text:p>
        </text:list-item>
      </text:list>
      <text:list text:style-name="L27">
        <text:list-item>
          <text:p text:style-name="P101"><text:span text:style-name="Strong_20_Emphasis"><text:span text:style-name="T9">la laitue</text:span></text:span><text:span text:style-name="T9"> <text:tab/><text:tab/>[ la l</text:span><text:span text:style-name="T10">ee</text:span><text:span text:style-name="T9">-</text:span><text:span text:style-name="T10">ċu </text:span><text:span text:style-name="T9">]: the lettuce</text:span></text:p>
        </text:list-item>
      </text:list>
      <text:list text:style-name="L28">
        <text:list-item>
          <text:p text:style-name="P102"><text:span text:style-name="Strong_20_Emphasis"><text:span text:style-name="T9">un oignon</text:span></text:span><text:span text:style-name="T9"> <text:tab/><text:tab/>[ </text:span><text:span text:style-name="T10">qa</text:span><text:span text:style-name="T9"> o-nyo ]: an onion</text:span></text:p>
        </text:list-item>
      </text:list>
      <text:list text:style-name="L29">
        <text:list-item>
          <text:p text:style-name="P103"><text:span text:style-name="Strong_20_Emphasis"><text:span text:style-name="T9">de l'ail</text:span></text:span><text:span text:style-name="T9"> <text:tab/><text:tab/>[ duh l</text:span><text:span text:style-name="T10">aj </text:span><text:span text:style-name="T9">]: some garlic</text:span></text:p>
        </text:list-item>
      </text:list>
      <text:list text:style-name="L30">
        <text:list-item>
          <text:p text:style-name="P104"><text:span text:style-name="Strong_20_Emphasis"><text:span text:style-name="T9">un poivron</text:span></text:span><text:span text:style-name="T9"> <text:tab/><text:tab/>[</text:span><text:span text:style-name="T10">qa</text:span><text:span text:style-name="T9"> pwa-vro ]: a bell pepper</text:span></text:p>
        </text:list-item>
      </text:list>
      <text:list text:style-name="L31">
        <text:list-item>
          <text:p text:style-name="P105"><text:span text:style-name="Strong_20_Emphasis"><text:span text:style-name="T9">une carotte</text:span></text:span><text:span text:style-name="T9"> <text:tab/><text:tab/>[ un ka-rot ]: a carrot</text:span></text:p>
        </text:list-item>
      </text:list>
      <text:list text:style-name="L32">
        <text:list-item>
          <text:p text:style-name="P106"><text:span text:style-name="Strong_20_Emphasis"><text:span text:style-name="T9">une tomate</text:span></text:span><text:span text:style-name="T9"> <text:tab/><text:tab/>[un to-mat]: a tomato</text:span></text:p>
          <text:p text:style-name="P106"><text:span text:style-name="T9"/></text:p>
        </text:list-item>
      </text:list>
      <text:h text:style-name="P43" text:outline-level="4">Fruits and Beverages</text:h>
      <text:list text:continue-numbering="true" text:style-name="L32">
        <text:list-item>
          <text:p text:style-name="P106"><text:span text:style-name="Strong_20_Emphasis"><text:span text:style-name="T9">les fruits</text:span></text:span><text:span text:style-name="T9"> <text:tab/><text:tab/>[ l</text:span><text:span text:style-name="T10">e</text:span><text:span text:style-name="T9"> fw</text:span><text:span text:style-name="T10">ii </text:span><text:span text:style-name="T9">]: the fruits</text:span></text:p>
        </text:list-item>
        <text:list-item>
          <text:p text:style-name="P106"><text:span text:style-name="Strong_20_Emphasis"><text:span text:style-name="T9">une pomme</text:span></text:span><text:span text:style-name="T9"> <text:tab/><text:tab/>[ un pom ]: an apple</text:span></text:p>
        </text:list-item>
        <text:list-item>
          <text:p text:style-name="P106"><text:span text:style-name="Strong_20_Emphasis"><text:span text:style-name="T9">une banane</text:span></text:span><text:span text:style-name="T9"> <text:tab/><text:tab/>[un ba-nan]: a banana</text:span></text:p>
        </text:list-item>
        <text:list-item>
          <text:p text:style-name="P106"><text:span text:style-name="Strong_20_Emphasis"><text:span text:style-name="T9">un ananas</text:span></text:span><text:span text:style-name="T9"> <text:tab/><text:tab/>[</text:span><text:span text:style-name="T10">qa </text:span><text:span text:style-name="T9">an-an-as]: a pineapple</text:span></text:p>
        </text:list-item>
        <text:list-item>
          <text:p text:style-name="P106"><text:span text:style-name="Strong_20_Emphasis"><text:span text:style-name="T9">une fraise</text:span></text:span><text:span text:style-name="T9"> </text:span><text:span text:style-name="T10"><text:tab/><text:tab/></text:span><text:span text:style-name="T9">[un fr</text:span><text:span text:style-name="T10">eż</text:span><text:span text:style-name="T9">]: a strawberry</text:span></text:p>
        </text:list-item>
        <text:list-item>
          <text:p text:style-name="P106"><text:span text:style-name="Strong_20_Emphasis"><text:span text:style-name="T9">des raisins</text:span></text:span><text:span text:style-name="T9"> <text:tab/><text:tab/>[d</text:span><text:span text:style-name="T10">e</text:span><text:span text:style-name="T9"> r</text:span><text:span text:style-name="T10">i</text:span><text:span text:style-name="T9">-</text:span><text:span text:style-name="T10">ż</text:span><text:span text:style-name="T9">a]: some grapes</text:span></text:p>
        </text:list-item>
        <text:list-item>
          <text:p text:style-name="P106"><text:span text:style-name="Strong_20_Emphasis"><text:span text:style-name="T9">la boisson</text:span></text:span><text:span text:style-name="T9"> <text:tab/><text:tab/>[la bwa-son]: the drink</text:span></text:p>
        </text:list-item>
        <text:list-item>
          <text:p text:style-name="P106"><text:span text:style-name="Strong_20_Emphasis"><text:span text:style-name="T9">le lait</text:span></text:span><text:span text:style-name="T9"> <text:tab/><text:tab/><text:tab/>[luh l</text:span><text:span text:style-name="T10">ee</text:span><text:span text:style-name="T9">]: the milk</text:span></text:p>
        </text:list-item>
        <text:list-item>
          <text:p text:style-name="P106"><text:span text:style-name="Strong_20_Emphasis"><text:span text:style-name="T9">du thé</text:span></text:span><text:span text:style-name="T9"> <text:tab/><text:tab/>[du t</text:span><text:span text:style-name="T10">ee</text:span><text:span text:style-name="T9">]: some tea</text:span></text:p>
        </text:list-item>
        <text:list-item>
          <text:p text:style-name="P106"><text:span text:style-name="Strong_20_Emphasis"><text:span text:style-name="T9">du sucre</text:span></text:span><text:span text:style-name="T9"> <text:tab/><text:tab/>[du sukr]: some sugar</text:span></text:p>
        </text:list-item>
        <text:list-item>
          <text:p text:style-name="P106"><text:span text:style-name="Strong_20_Emphasis"><text:span text:style-name="T9">du miel</text:span></text:span><text:span text:style-name="T9"> <text:tab/><text:tab/>[du myel]: some honey</text:span></text:p>
        </text:list-item>
      </text:list>
      <text:h text:style-name="P43" text:outline-level="4"><text:soft-page-break/>Phrases for Ordering</text:h>
      <text:list text:continue-numbering="true" text:style-name="L32">
        <text:list-item>
          <text:p text:style-name="P106"><text:span text:style-name="Strong_20_Emphasis"><text:span text:style-name="T9">J'aimerais...</text:span></text:span><text:span text:style-name="T9"> <text:tab/><text:tab/>[ </text:span><text:span text:style-name="T11">xġj-</text:span><text:span text:style-name="T9">m</text:span><text:span text:style-name="T11">qu</text:span><text:span text:style-name="T9">-r</text:span><text:span text:style-name="T11">ee </text:span><text:span text:style-name="T9">]: I would like...</text:span></text:p>
        </text:list-item>
        <text:list-item>
          <text:p text:style-name="P106"><text:span text:style-name="Strong_20_Emphasis"><text:span text:style-name="T9">Avec...</text:span></text:span><text:span text:style-name="T9"> <text:tab/><text:tab/>[a-vek]: with...</text:span></text:p>
          <text:p text:style-name="P106"><text:span text:style-name="T9"/></text:p>
        </text:list-item>
      </text:list>
      <text:h text:style-name="P43" text:outline-level="4">Example Sentences</text:h>
      <text:list text:continue-numbering="true" text:style-name="L32">
        <text:list-item>
          <text:p text:style-name="P107"><text:span text:style-name="Strong_20_Emphasis"><text:span text:style-name="T9">J'aimerais du riz, avec du poulet, et des poivrons.</text:span></text:span><text:span text:style-name="T9"> </text:span></text:p>
        </text:list-item>
      </text:list>
      <text:p text:style-name="P52"><text:span text:style-name="T9">[ </text:span><text:span text:style-name="T11">xġj-</text:span><text:span text:style-name="T9">m</text:span><text:span text:style-name="T11">qu</text:span><text:span text:style-name="T9">-r</text:span><text:span text:style-name="T11">ee </text:span><text:span text:style-name="T9"><text:s/>du <text:s/>r</text:span><text:span text:style-name="T11">ii</text:span><text:span text:style-name="T9">, <text:s text:c="2"/>avek du p</text:span><text:span text:style-name="T11">ule</text:span><text:span text:style-name="T9">, <text:s/></text:span><text:span text:style-name="T11">e </text:span><text:span text:style-name="T9">d</text:span><text:span text:style-name="T11">e</text:span><text:span text:style-name="T9"> pwa-vro ]: </text:span></text:p>
      <text:p text:style-name="P15">I would like some rice, with chicken, and some bell peppers.</text:p>
      <text:list text:continue-numbering="true" text:style-name="L32">
        <text:list-item>
          <text:p text:style-name="P107"><text:span text:style-name="Strong_20_Emphasis"><text:span text:style-name="T9">J'aimerais une pomme, avec du lait, et du miel.</text:span></text:span><text:span text:style-name="T9"> </text:span></text:p>
        </text:list-item>
      </text:list>
      <text:p text:style-name="P52"><text:span text:style-name="T9">[ </text:span><text:span text:style-name="T11">xġj-</text:span><text:span text:style-name="T9">m</text:span><text:span text:style-name="T11">qu</text:span><text:span text:style-name="T9">-r</text:span><text:span text:style-name="T11">ee</text:span><text:span text:style-name="T9"> un pom, avek du l</text:span><text:span text:style-name="T11">ee</text:span><text:span text:style-name="T9">, </text:span><text:span text:style-name="T11">e</text:span><text:span text:style-name="T9"> du myel ]: </text:span></text:p>
      <text:p text:style-name="P15">I would like an apple, with milk, and honey.</text:p>
      <text:p text:style-name="P11"/>
      <text:p text:style-name="P11"/>
      <text:p text:style-name="P12">________________________________________________________________________________________________</text:p>
      <text:p text:style-name="P32"/>
      <text:p text:style-name="P31"/>
      <text:h text:style-name="P30" text:outline-level="4">Lesson <text:span text:style-name="T43">7</text:span> – <text:span text:style-name="T30">Animals</text:span></text:h>
      <text:p text:style-name="P31"/>
      <text:p text:style-name="P48"><text:span text:style-name="Strong_20_Emphasis"><text:span text:style-name="T32">animaux</text:span></text:span><text:span text:style-name="T32"> <text:tab/><text:tab/><text:tab/>[ani-mo]: animals</text:span></text:p>
      <text:p text:style-name="P2"><text:span text:style-name="Strong_20_Emphasis"><text:span text:style-name="T38">Les animaux</text:span></text:span><text:span text:style-name="T38"> <text:tab/><text:tab/>[le </text:span><text:span text:style-name="T39">ż</text:span><text:span text:style-name="T38">a-ni-mo]: the animals</text:span></text:p>
      <text:p text:style-name="P2"><text:span text:style-name="Strong_20_Emphasis"><text:span text:style-name="T38">animal(e)</text:span></text:span><text:span text:style-name="T38"> <text:tab/><text:tab/><text:tab/>[a-ni-mal] (male) [a-ni-mal] (female): animal (male) / animal (female)</text:span></text:p>
      <text:p text:style-name="P2"><text:span text:style-name="Strong_20_Emphasis"><text:span text:style-name="T38">l'animal</text:span></text:span><text:span text:style-name="T38"> <text:tab/><text:tab/><text:tab/>[la-ni-mal]: the animal</text:span></text:p>
      <text:p text:style-name="P2"><text:span text:style-name="T38"/></text:p>
      <text:p text:style-name="P2"><text:span text:style-name="Strong_20_Emphasis"><text:span text:style-name="T38">un chat</text:span></text:span><text:span text:style-name="T38"> <text:tab/><text:tab/><text:tab/>[</text:span><text:span text:style-name="T39">qa</text:span><text:span text:style-name="T38"> </text:span><text:span text:style-name="T41">x</text:span><text:span text:style-name="T38">a]: a cat (male)</text:span></text:p>
      <text:p text:style-name="P2"><text:span text:style-name="Strong_20_Emphasis"><text:span text:style-name="T38">une chatte</text:span></text:span><text:span text:style-name="T38"> <text:tab/><text:tab/><text:tab/>[un </text:span><text:span text:style-name="T41">xe</text:span><text:span text:style-name="T38">t]: a cat (female)</text:span></text:p>
      <text:p text:style-name="P2"><text:span text:style-name="T38"/></text:p>
      <text:p text:style-name="P2"><text:span text:style-name="Strong_20_Emphasis"><text:span text:style-name="T38">un chien</text:span></text:span><text:span text:style-name="T38"> <text:tab/><text:tab/><text:tab/>[</text:span><text:span text:style-name="T39">qa</text:span><text:span text:style-name="T38"> </text:span><text:span text:style-name="T41">xj</text:span><text:span text:style-name="T39">aa</text:span><text:span text:style-name="T38">]: a dog (male)</text:span></text:p>
      <text:p text:style-name="P2"><text:span text:style-name="Strong_20_Emphasis"><text:span text:style-name="T38">une chienne</text:span></text:span><text:span text:style-name="T38"> <text:tab/><text:tab/><text:tab/>[un </text:span><text:span text:style-name="T41">xjen</text:span><text:span text:style-name="T38">]: a dog (female)</text:span></text:p>
      <text:p text:style-name="P2"><text:span text:style-name="T38"/></text:p>
      <text:p text:style-name="P2"><text:span text:style-name="Strong_20_Emphasis"><text:span text:style-name="T38">un oiseau</text:span></text:span><text:span text:style-name="T38"> <text:tab/><text:tab/><text:tab/>[</text:span><text:span text:style-name="T39">qa</text:span><text:span text:style-name="T38"> wa-</text:span><text:span text:style-name="T39">ż</text:span><text:span text:style-name="T41">u</text:span><text:span text:style-name="T38">]: a bird</text:span></text:p>
      <text:p text:style-name="P2"><text:span text:style-name="T38"/></text:p>
      <text:p text:style-name="P2"><text:soft-page-break/><text:span text:style-name="Strong_20_Emphasis"><text:span text:style-name="T38">un éléphant<text:tab/><text:tab/><text:tab/></text:span></text:span><text:span text:style-name="T38"> [</text:span><text:span text:style-name="T39">qa</text:span><text:span text:style-name="T38"> e-le-fa</text:span><text:span text:style-name="T39">a</text:span><text:span text:style-name="T38">]: an elephant (male)</text:span></text:p>
      <text:p text:style-name="P2"><text:span text:style-name="Strong_20_Emphasis"><text:span text:style-name="T38">une éléphante</text:span></text:span><text:span text:style-name="T38"> <text:tab/><text:tab/>[un e-le-fant</text:span><text:span text:style-name="T39">t</text:span><text:span text:style-name="T38">]: an elephant (female)</text:span></text:p>
      <text:p text:style-name="P2"><text:span text:style-name="T38"/></text:p>
      <text:p text:style-name="P2"><text:span text:style-name="Strong_20_Emphasis"><text:span text:style-name="T38">un lion</text:span></text:span><text:span text:style-name="T38"> <text:tab/><text:tab/><text:tab/>[</text:span><text:span text:style-name="T39">qa</text:span><text:span text:style-name="T38"> lyo]: a lion (male)</text:span></text:p>
      <text:p text:style-name="P2"><text:span text:style-name="Strong_20_Emphasis"><text:span text:style-name="T38">une lionne</text:span></text:span><text:span text:style-name="T38"> <text:tab/><text:tab/><text:tab/>[un lyon]: a lioness</text:span></text:p>
      <text:p text:style-name="P2"><text:span text:style-name="T38"/></text:p>
      <text:p text:style-name="P2"><text:span text:style-name="Strong_20_Emphasis"><text:span text:style-name="T38">un ours</text:span></text:span><text:span text:style-name="T38"> <text:tab/><text:tab/><text:tab/>[</text:span><text:span text:style-name="T39">qa</text:span><text:span text:style-name="T38"> </text:span><text:span text:style-name="T41">n</text:span><text:span text:style-name="T39">uss</text:span><text:span text:style-name="T38">]: a bear (male)</text:span></text:p>
      <text:p text:style-name="P2"><text:span text:style-name="Strong_20_Emphasis"><text:span text:style-name="T38">une ourse</text:span></text:span><text:span text:style-name="T38"> <text:tab/><text:tab/><text:tab/>[un </text:span><text:span text:style-name="T42">n</text:span><text:span text:style-name="T39">uss</text:span><text:span text:style-name="T38">]: a bear (female)</text:span></text:p>
      <text:p text:style-name="P2"><text:span text:style-name="T38"/></text:p>
      <text:p text:style-name="P2"><text:span text:style-name="Strong_20_Emphasis"><text:span text:style-name="T38">un cheval</text:span></text:span><text:span text:style-name="T38"> <text:tab/><text:tab/><text:tab/>[</text:span><text:span text:style-name="T39">qa</text:span><text:span text:style-name="T38"> sha-val]: a horse (male)</text:span></text:p>
      <text:p text:style-name="P2"><text:span text:style-name="Strong_20_Emphasis"><text:span text:style-name="T38">une jument</text:span></text:span><text:span text:style-name="T38"> <text:tab/><text:tab/><text:tab/>[un </text:span><text:span text:style-name="T39">xjġ</text:span><text:span text:style-name="T38">-</text:span><text:span text:style-name="T39">mo</text:span><text:span text:style-name="T38">]: a mare</text:span></text:p>
      <text:p text:style-name="P2"><text:span text:style-name="T38"/></text:p>
      <text:p text:style-name="P2"><text:span text:style-name="Strong_20_Emphasis"><text:span text:style-name="T38">des chevaux</text:span></text:span><text:span text:style-name="T38"> <text:tab/><text:tab/>[de sh</text:span><text:span text:style-name="T40">u</text:span><text:span text:style-name="T38">-vo]: some horses</text:span></text:p>
      <text:p text:style-name="P2"><text:span text:style-name="Strong_20_Emphasis"><text:span text:style-name="T38">les chevaux</text:span></text:span><text:span text:style-name="T38"> <text:tab/><text:tab/><text:tab/>[le sh</text:span><text:span text:style-name="T40">u</text:span><text:span text:style-name="T38">-vo]: the horses</text:span></text:p>
      <text:p text:style-name="P2"><text:span text:style-name="Strong_20_Emphasis"><text:span text:style-name="T38">un tigre</text:span></text:span><text:span text:style-name="T38"> <text:tab/><text:tab/><text:tab/>[</text:span><text:span text:style-name="T40">qa</text:span><text:span text:style-name="T38"> tee-</text:span><text:span text:style-name="T40">ġ</text:span><text:span text:style-name="T38">r]: a tiger (male)</text:span></text:p>
      <text:p text:style-name="P2"><text:span text:style-name="Strong_20_Emphasis"><text:span text:style-name="T38">une tigresse</text:span></text:span><text:span text:style-name="T38"> <text:tab/><text:tab/>[un tee-</text:span><text:span text:style-name="T40">ġ</text:span><text:span text:style-name="T38">ress]: a tigress</text:span></text:p>
      <text:p text:style-name="P2"><text:span text:style-name="Strong_20_Emphasis"><text:span text:style-name="T38"/></text:span></text:p>
      <text:p text:style-name="P2"><text:span text:style-name="Strong_20_Emphasis"><text:span text:style-name="T38">un taureau</text:span></text:span><text:span text:style-name="T38"> <text:tab/><text:tab/><text:tab/>[</text:span><text:span text:style-name="T40">qa</text:span><text:span text:style-name="T38"> to-ro]: a bull</text:span></text:p>
      <text:p text:style-name="P2"><text:span text:style-name="Strong_20_Emphasis"><text:span text:style-name="T38">une vache</text:span></text:span><text:span text:style-name="T38"> <text:tab/><text:tab/><text:tab/>[un vash]: a cow</text:span></text:p>
      <text:p text:style-name="P2"><text:span text:style-name="T38"/></text:p>
      <text:p text:style-name="P2"><text:span text:style-name="Strong_20_Emphasis"><text:span text:style-name="T38">une tortue</text:span></text:span><text:span text:style-name="T38"> <text:tab/><text:tab/><text:tab/>[un tor-t</text:span><text:span text:style-name="T40">u</text:span><text:span text:style-name="T38">]: a turtle</text:span></text:p>
      <text:p text:style-name="P2"><text:span text:style-name="T38"/></text:p>
      <text:p text:style-name="P2"><text:span text:style-name="Strong_20_Emphasis"><text:span text:style-name="T38">un cochon</text:span></text:span><text:span text:style-name="T38"> <text:tab/><text:tab/><text:tab/>[</text:span><text:span text:style-name="T40">qa</text:span><text:span text:style-name="T38"> ko-</text:span><text:span text:style-name="T42">x</text:span><text:span text:style-name="T38">on</text:span><text:span text:style-name="T42">n</text:span><text:span text:style-name="T38">]: a pig</text:span></text:p>
      <text:p text:style-name="P2"><text:span text:style-name="T38"/></text:p>
      <text:p text:style-name="P50"><text:span text:style-name="Strong_20_Emphasis"><text:span text:style-name="T38">un mouton</text:span></text:span><text:span text:style-name="T38"> <text:tab/><text:tab/><text:tab/>[</text:span><text:span text:style-name="T40">qa</text:span><text:span text:style-name="T38"> m</text:span><text:span text:style-name="T42">u</text:span><text:span text:style-name="T38">-to]: a sheep (male)</text:span></text:p>
      <text:p text:style-name="P2"><text:span text:style-name="Strong_20_Emphasis"><text:span text:style-name="T38">une brebis</text:span></text:span><text:span text:style-name="T38"> <text:tab/><text:tab/><text:tab/>[un bre-b</text:span><text:span text:style-name="T40">ii </text:span><text:span text:style-name="T38">]: a sheep (female)</text:span></text:p>
      <text:p text:style-name="P2"><text:span text:style-name="T38"/></text:p>
      <text:p text:style-name="P2"><text:span text:style-name="Strong_20_Emphasis"><text:span text:style-name="T38">un canard</text:span></text:span><text:span text:style-name="T38"> <text:tab/><text:tab/><text:tab/>[</text:span><text:span text:style-name="T40">qa</text:span><text:span text:style-name="T38"> ka-nar]: a duck (male)</text:span></text:p>
      <text:p text:style-name="P2"><text:span text:style-name="Strong_20_Emphasis"><text:span text:style-name="T38">une cane</text:span></text:span><text:span text:style-name="T38"> <text:tab/><text:tab/><text:tab/>[un kan]: a duck (female)</text:span></text:p>
      <text:p text:style-name="P2"><text:soft-page-break/><text:span text:style-name="T38"/></text:p>
      <text:h text:style-name="P43" text:outline-level="4">Actions:</text:h>
      <text:p text:style-name="P2"><text:span text:style-name="Strong_20_Emphasis"><text:span text:style-name="T38">courir vite</text:span></text:span><text:span text:style-name="T38"> <text:tab/><text:tab/><text:tab/>[ kur-ir <text:s/>vit]: run fast</text:span></text:p>
      <text:p text:style-name="P42"/>
      <text:p text:style-name="P2"><text:span text:style-name="Strong_20_Emphasis"><text:span text:style-name="T38">marcher à pied</text:span></text:span><text:span text:style-name="T38"> <text:tab/><text:tab/>[ marxje a pje ]: walk on foot</text:span></text:p>
      <text:p text:style-name="P42"/>
      <text:p text:style-name="P2"><text:span text:style-name="Strong_20_Emphasis"><text:span text:style-name="T38">sauter</text:span></text:span><text:span text:style-name="T38"> <text:tab/><text:tab/><text:tab/>[so-t</text:span><text:span text:style-name="T40">ee</text:span><text:span text:style-name="T38">]: jump</text:span></text:p>
      <text:p text:style-name="P2"><text:span text:style-name="T38"/></text:p>
      <text:p text:style-name="P2"><text:span text:style-name="Strong_20_Emphasis"><text:span text:style-name="T38">vite</text:span></text:span><text:span text:style-name="T38"> <text:tab/><text:tab/><text:tab/><text:tab/>[</text:span><text:span text:style-name="T40">vit</text:span><text:span text:style-name="T38">]: quickly</text:span></text:p>
      <text:p text:style-name="P2"><text:span text:style-name="T38"/></text:p>
      <text:p text:style-name="P2"><text:span text:style-name="Strong_20_Emphasis"><text:span text:style-name="T38">lentement</text:span></text:span><text:span text:style-name="T38"> <text:tab/><text:tab/><text:tab/>[lon-t</text:span><text:span text:style-name="T40">o</text:span><text:span text:style-name="T38">-mo]: slowly</text:span></text:p>
      <text:p text:style-name="P2"><text:span text:style-name="T38"/></text:p>
      <text:p text:style-name="P50"><text:span text:style-name="Strong_20_Emphasis"><text:span text:style-name="T38">lentement mais sûrement</text:span></text:span><text:span text:style-name="T38"> <text:tab/>[ lon-t</text:span><text:span text:style-name="T40">o</text:span><text:span text:style-name="T38">-mo  <text:s/></text:span><text:span text:style-name="T40">mqee</text:span><text:span text:style-name="T38">  <text:s/></text:span><text:span text:style-name="T40">sjur-moo</text:span><text:span text:style-name="T38">]: slowly but surely</text:span></text:p>
      <text:h text:style-name="P44" text:outline-level="4">Example Sentences:</text:h>
      <text:p text:style-name="P51"><text:span text:style-name="Strong_20_Emphasis"><text:span text:style-name="T38">La tortue marche lentement</text:span></text:span><text:span text:style-name="T38"> </text:span></text:p>
      <text:p text:style-name="P45">[ la <text:s/>tortu <text:s/>marx <text:s/>len-to-mo ]</text:p>
      <text:p text:style-name="P51"><text:span text:style-name="T33"/></text:p>
      <text:p text:style-name="P2"><text:span text:style-name="Strong_20_Emphasis"><text:span text:style-name="T38">Le chien court vite</text:span></text:span><text:span text:style-name="T38"> </text:span></text:p>
      <text:p text:style-name="P46">[ lu <text:s/>xja <text:s/>kur <text:s/>vit ]</text:p>
      <text:p text:style-name="P14"><text:span text:style-name="T38"/></text:p>
      <text:p text:style-name="P14"><text:span text:style-name="T38"/></text:p>
      <text:p text:style-name="P2"><text:span text:style-name="Strong_20_Emphasis"><text:span text:style-name="T38">Le chat saute</text:span></text:span><text:span text:style-name="T38"> </text:span></text:p>
      <text:p text:style-name="P46">[ lu <text:s/>xa <text:s/>sut ]</text:p>
      <text:p text:style-name="P49"><text:span text:style-name="T7"/></text:p>
      <text:p text:style-name="P45">Pronunciation Key:</text:p>
      <text:list text:style-name="L33">
        <text:list-item>
          <text:p text:style-name="P108"><text:span text:style-name="Strong_20_Emphasis"><text:span text:style-name="T33">ien</text:span></text:span><text:span text:style-name="T33"> [ja]: Used in words like "chien" (dog) to produce a nasal vowel sound.</text:span></text:p>
        </text:list-item>
        <text:list-item>
          <text:p text:style-name="P108"><text:span text:style-name="Strong_20_Emphasis"><text:span text:style-name="T33">oi</text:span></text:span><text:span text:style-name="T33"> [wa]: Used in words like "oiseau" (bird), where it represents a rounded vowel sound.</text:span></text:p>
        </text:list-item>
        <text:list-item>
          <text:p text:style-name="P108"><text:span text:style-name="Strong_20_Emphasis"><text:span text:style-name="T33">eau</text:span></text:span><text:span text:style-name="T33"> [oo]: Appears in words like "bateau" (boat), indicating a long 'o' sound.</text:span></text:p>
        </text:list-item>
        <text:list-item>
          <text:p text:style-name="P108"><text:span text:style-name="Strong_20_Emphasis"><text:span text:style-name="T33">an</text:span></text:span><text:span text:style-name="T33"> [qa]: Found in words like "animaux" (animals), indicating a nasal 'a' sound.</text:span></text:p>
          <text:p text:style-name="P108"><text:span text:style-name="T33"/></text:p>
        </text:list-item>
      </text:list>
      <text:p text:style-name="P45"><text:soft-page-break/>Pronunciation Rule for "aux":</text:p>
      <text:list text:continue-numbering="true" text:style-name="L33">
        <text:list-item>
          <text:p text:style-name="P108"><text:span text:style-name="Strong_20_Emphasis"><text:span text:style-name="T33">aux </text:span></text:span><text:span text:style-name="Strong_20_Emphasis"><text:span text:style-name="T35"><text:s/></text:span></text:span><text:span text:style-name="Strong_20_Emphasis"><text:span text:style-name="T36">[</text:span></text:span><text:span text:style-name="Strong_20_Emphasis"><text:span text:style-name="T35">o</text:span></text:span><text:span text:style-name="Strong_20_Emphasis"><text:span text:style-name="T36">]</text:span></text:span><text:span text:style-name="T33">: The "aux" combination in French is pronounced [o]. This is a plural form ending for many nouns and is pronounced the same as "eau" [oo], as in "beau" (beautiful) or "nouveau" (new). However, for the purpose of your phonetic system and clarity, representing it as [o] might align better with typical Maltese phonetics, especially for easier distinction in learning contexts.</text:span></text:p>
        </text:list-item>
      </text:list>
      <text:p text:style-name="P45">Example Usage:</text:p>
      <text:list text:continue-numbering="true" text:style-name="L33">
        <text:list-item>
          <text:p text:style-name="P108"><text:span text:style-name="Strong_20_Emphasis"><text:span text:style-name="T33">animaux</text:span></text:span><text:span text:style-name="T33"> (animals) [a-ni-mo]</text:span></text:p>
        </text:list-item>
        <text:list-item>
          <text:p text:style-name="P108"><text:span text:style-name="Strong_20_Emphasis"><text:span text:style-name="T33">chevaux</text:span></text:span><text:span text:style-name="T33"> (horses) [sho-vo]</text:span></text:p>
        </text:list-item>
      </text:list>
      <text:p text:style-name="P51"><text:span text:style-name="T33"/></text:p>
      <text:p text:style-name="P47">________________________________________________________________________________________________</text:p>
      <text:p text:style-name="P13"><text:span text:style-name="T33"/></text:p>
      <text:p text:style-name="P13"><text:span text:style-name="T33"/></text:p>
      <text:p text:style-name="P53"><text:span text:style-name="T21">Lesson </text:span><text:span text:style-name="T22">8</text:span><text:span text:style-name="T21"> – Exercice</text:span><text:span text:style-name="T34"> <text:s/>[ eks-ersis ]</text:span></text:p>
      <text:p text:style-name="P53"><text:span text:style-name="T34"/></text:p>
      <text:p text:style-name="P22">Marcher<text:tab/><text:tab/>[ marxe ]<text:tab/><text:tab/>to walk</text:p>
      <text:p text:style-name="P22"/>
      <text:p text:style-name="P22">Courir<text:tab/><text:tab/><text:tab/>[ kurir ]<text:tab/><text:tab/><text:tab/>to run</text:p>
      <text:p text:style-name="P22"/>
      <text:p text:style-name="P22">Sauter<text:tab/><text:tab/><text:tab/>[ sute ]<text:tab/><text:tab/><text:tab/>to jump</text:p>
      <text:p text:style-name="P22"/>
      <text:p text:style-name="P22">Fair de l'exercice<text:tab/>[ fer de l'ek-ersi ]<text:tab/>to exercise</text:p>
      <text:p text:style-name="P22"/>
      <text:p text:style-name="P22">Danser<text:tab/><text:tab/><text:tab/>[ danse ]<text:tab/><text:tab/>to dance</text:p>
      <text:p text:style-name="P22"/>
      <text:p text:style-name="P22">Nager<text:tab/><text:tab/><text:tab/>[ naxġe ]<text:tab/><text:tab/>to swim</text:p>
      <text:p text:style-name="P22"/>
      <text:p text:style-name="P22">Jouer<text:tab/><text:tab/><text:tab/>[ xġuwe ]<text:tab/><text:tab/>to play </text:p>
      <text:p text:style-name="P22"/>
      <text:p text:style-name="P22">Transpirer<text:tab/><text:tab/>[ trans-pi-re ]<text:tab/><text:tab/>to sweat</text:p>
      <text:p text:style-name="P22"/>
      <text:p text:style-name="P22">J'aime<text:tab/><text:tab/><text:tab/>[ xġem ]<text:tab/><text:tab/>I like</text:p>
      <text:p text:style-name="P22"/>
      <text:p text:style-name="P22">Je n'aime pas<text:tab/><text:tab/><text:span text:style-name="T44">[ xġ <text:s/>nem <text:s/>pa ]<text:tab/><text:tab/>I don't like</text:span></text:p>
      <text:p text:style-name="P22"/>
      <text:p text:style-name="P16">J'adore<text:tab/><text:tab/>[ xġador ]<text:tab/><text:tab/>I love</text:p>
      <text:p text:style-name="P16"/>
      <text:p text:style-name="P16">Je déteste<text:tab/><text:tab/>[ xġ ditest ]<text:tab/><text:tab/>I hate</text:p>
      <text:p text:style-name="P16"/>
      <text:p text:style-name="P16"/>
      <text:p text:style-name="P16"/>
      <text:p text:style-name="P16"/>
      <text:p text:style-name="P16"><text:soft-page-break/>J'aime nager.</text:p>
      <text:p text:style-name="P16"/>
      <text:p text:style-name="P16">Je n'aime pas danser.</text:p>
      <text:p text:style-name="P16"/>
      <text:p text:style-name="P16">J'adore faire du vélo.</text:p>
      <text:p text:style-name="P16"/>
      <text:p text:style-name="P16"/>
      <text:p text:style-name="P16">Prendre<text:tab/><text:tab/>[ prandr ]<text:tab/><text:tab/>take</text:p>
      <text:p text:style-name="P16"/>
      <text:p text:style-name="P16">Grandir<text:tab/><text:tab/>[ grandir ]<text:tab/><text:tab/>to grow up</text:p>
      <text:p text:style-name="P16"/>
      <text:p text:style-name="P35"/>
      <text:p text:style-name="P36">Conjugaison<text:span text:style-name="T45"> [ kon-xġu-geżo ]</text:span></text:p>
      <text:p text:style-name="P36"><text:span text:style-name="T45"/></text:p>
      <text:p text:style-name="P17">verbs ending <text:span text:style-name="T46">-er</text:span></text:p>
      <text:p text:style-name="P17"/>
      <text:p text:style-name="P17">Je <text:tab/> <text:tab/><text:tab/>[ xġ ]<text:tab/><text:tab/><text:tab/>-e</text:p>
      <text:p text:style-name="P17">Tu<text:tab/><text:tab/><text:tab/>[ tu ]<text:tab/><text:tab/><text:tab/>-es</text:p>
      <text:p text:style-name="P17">il, elle, on<text:tab/><text:tab/>[ il, el, qu ]<text:tab/><text:tab/>-e</text:p>
      <text:p text:style-name="P17"/>
      <text:p text:style-name="P17">nous<text:tab/><text:tab/><text:tab/>[ nu ]<text:tab/><text:tab/><text:tab/>-ons</text:p>
      <text:p text:style-name="P17">vous<text:tab/><text:tab/><text:tab/>[ vu ]<text:tab/><text:tab/><text:tab/>-ez</text:p>
      <text:p text:style-name="P17">ils, elles<text:tab/><text:tab/>[ il, el]<text:tab/><text:tab/><text:tab/>-ent</text:p>
      <text:p text:style-name="P17"/>
      <text:p text:style-name="P17"/>
      <text:p text:style-name="P17"><text:span text:style-name="T68">March</text:span><text:span text:style-name="T47">er</text:span><text:span text:style-name="T68"> </text:span><text:tab/><text:tab/>[ marxe ]</text:p>
      <text:p text:style-name="P22"/>
      <text:p text:style-name="P17">Je <text:s/>march<text:span text:style-name="T46">e</text:span> <text:tab/><text:tab/>[ xġ <text:s/><text:span text:style-name="T67">marx</text:span>]<text:tab/><text:tab/></text:p>
      <text:p text:style-name="P18">Tu march<text:span text:style-name="T46">es</text:span><text:tab/><text:tab/>[ tu <text:span text:style-name="T67">marx </text:span>]<text:tab/><text:tab/><text:tab/></text:p>
      <text:p text:style-name="P18">il, elle, on march<text:span text:style-name="T46">e</text:span><text:tab/>[ il, el, qu <text:s/><text:span text:style-name="T67">marx </text:span>]<text:tab/><text:tab/></text:p>
      <text:p text:style-name="P17"/>
      <text:p text:style-name="P17">nous march<text:span text:style-name="T46">ons</text:span><text:tab/>[ nu <text:span text:style-name="T67">marxo</text:span>]<text:tab/><text:tab/><text:tab/></text:p>
      <text:p text:style-name="P17">vous march<text:span text:style-name="T46">ez</text:span><text:tab/><text:tab/>[ vu <text:s/><text:span text:style-name="T67">marxe </text:span>]<text:tab/><text:tab/><text:tab/></text:p>
      <text:p text:style-name="P18">ils, elles march<text:span text:style-name="T46">ent</text:span><text:tab/>[ il, el <text:span text:style-name="T67">marx </text:span>]</text:p>
      <text:p text:style-name="P18"/>
      <text:p text:style-name="P18"/>
      <text:p text:style-name="P18"><text:span text:style-name="T69">Saut</text:span><text:span text:style-name="T48">er</text:span><text:span text:style-name="T46"><text:tab/></text:span><text:tab/><text:tab/>[ <text:span text:style-name="T67">sute</text:span> ]</text:p>
      <text:p text:style-name="P23"/>
      <text:p text:style-name="P18">Je <text:s/><text:span text:style-name="T67">saut</text:span><text:span text:style-name="T46">e</text:span> <text:tab/><text:tab/>[ xġ <text:s/><text:span text:style-name="T67">sut</text:span>]<text:tab/><text:tab/></text:p>
      <text:p text:style-name="P18">Tu <text:span text:style-name="T67">saut</text:span><text:span text:style-name="T46">es</text:span><text:tab/><text:tab/>[ tu <text:span text:style-name="T67">sut </text:span>]<text:tab/><text:tab/><text:tab/></text:p>
      <text:p text:style-name="P18">il, elle, on <text:span text:style-name="T67">saut</text:span><text:span text:style-name="T46">e</text:span><text:tab/>[ il, el, qu <text:s/><text:span text:style-name="T67">sut </text:span>]<text:tab/><text:tab/></text:p>
      <text:p text:style-name="P18"/>
      <text:p text:style-name="P18">nous <text:span text:style-name="T67">saut</text:span><text:span text:style-name="T46">ons</text:span><text:tab/><text:tab/>[ nu <text:span text:style-name="T67">suto </text:span>]<text:tab/><text:tab/><text:tab/></text:p>
      <text:p text:style-name="P18">vous <text:span text:style-name="T67">saut</text:span><text:span text:style-name="T46">ez</text:span><text:tab/><text:tab/>[ vu <text:s/><text:span text:style-name="T67">sute </text:span>]<text:tab/><text:tab/><text:tab/></text:p>
      <text:p text:style-name="P18">ils, elles <text:span text:style-name="T67">saut</text:span><text:span text:style-name="T46">ent</text:span><text:tab/>[ il, el <text:span text:style-name="T67">sut </text:span>]<text:tab/><text:tab/><text:tab/><text:tab/></text:p>
      <text:p text:style-name="P18"><text:soft-page-break/><text:span text:style-name="T71">Nag</text:span><text:span text:style-name="T48">er</text:span><text:span text:style-name="T46"><text:tab/></text:span><text:tab/><text:tab/>[ <text:span text:style-name="T67">naxġe</text:span> ]</text:p>
      <text:p text:style-name="P23"/>
      <text:p text:style-name="P18">Je <text:s/><text:span text:style-name="T67">nag</text:span><text:span text:style-name="T46">e</text:span> <text:tab/><text:tab/>[ xġ <text:s/><text:span text:style-name="T67">naxġ </text:span>]<text:tab/><text:tab/></text:p>
      <text:p text:style-name="P18">Tu <text:span text:style-name="T67">nag</text:span><text:span text:style-name="T46">es</text:span><text:tab/><text:tab/>[ tu <text:span text:style-name="T67">naxġ </text:span>]<text:tab/><text:tab/><text:tab/></text:p>
      <text:p text:style-name="P18">il, elle, on <text:span text:style-name="T67">nag</text:span><text:span text:style-name="T46">e</text:span><text:tab/>[ il, el, qu <text:s/><text:span text:style-name="T67">naxġ </text:span>]<text:tab/><text:tab/></text:p>
      <text:p text:style-name="P18"/>
      <text:p text:style-name="P18">nous <text:span text:style-name="T67">nag</text:span><text:span text:style-name="T51">e</text:span><text:span text:style-name="T46">ons</text:span><text:tab/><text:tab/>[ nu <text:span text:style-name="T67">naxġo </text:span>]<text:tab/><text:tab/><text:tab/></text:p>
      <text:p text:style-name="P18">vous <text:span text:style-name="T67">nag</text:span><text:span text:style-name="T46">ez</text:span><text:tab/><text:tab/>[ vu <text:s/><text:span text:style-name="T67">naxġe </text:span>]<text:tab/><text:tab/><text:tab/></text:p>
      <text:p text:style-name="P19">ils, elles <text:span text:style-name="T67">nag</text:span><text:span text:style-name="T46">ent</text:span><text:tab/>[ il, el <text:span text:style-name="T67">naxġ </text:span>]<text:tab/></text:p>
      <text:p text:style-name="P19"/>
      <text:p text:style-name="P19"/>
      <text:p text:style-name="P19"><text:span text:style-name="T72">Jou</text:span><text:span text:style-name="T48">er</text:span><text:span text:style-name="T46"><text:tab/></text:span><text:tab/><text:tab/>[ <text:span text:style-name="T70">xġuwe</text:span> ]</text:p>
      <text:p text:style-name="P24"/>
      <text:p text:style-name="P19">Je <text:s/><text:span text:style-name="T70">jou</text:span><text:span text:style-name="T46">e</text:span> <text:tab/><text:tab/>[ xġ <text:s/><text:span text:style-name="T70">xġu</text:span><text:span text:style-name="T67"> </text:span>]<text:tab/><text:tab/></text:p>
      <text:p text:style-name="P19">Tu <text:span text:style-name="T70">jou</text:span><text:span text:style-name="T46">es</text:span><text:tab/><text:tab/>[ tu <text:span text:style-name="T70">xġu</text:span><text:span text:style-name="T67"> </text:span>]<text:tab/><text:tab/><text:tab/></text:p>
      <text:p text:style-name="P19">il, elle, on <text:span text:style-name="T70">jou</text:span><text:span text:style-name="T46">e</text:span><text:tab/><text:tab/>[ il, el, qu <text:s/><text:span text:style-name="T70">xġu</text:span><text:span text:style-name="T67"> </text:span>]<text:tab/><text:tab/></text:p>
      <text:p text:style-name="P19"/>
      <text:p text:style-name="P19">nous <text:span text:style-name="T70">jou</text:span><text:span text:style-name="T46">ons</text:span><text:tab/><text:tab/>[ nu <text:span text:style-name="T70">xġuw</text:span><text:span text:style-name="T67">o </text:span>]<text:tab/><text:tab/><text:tab/></text:p>
      <text:p text:style-name="P19">vous <text:span text:style-name="T70">jou</text:span><text:span text:style-name="T46">ez</text:span><text:tab/><text:tab/>[ vu <text:s/><text:span text:style-name="T70">xġuw</text:span><text:span text:style-name="T67">e </text:span>]<text:tab/><text:tab/><text:tab/></text:p>
      <text:p text:style-name="P19">ils, elles <text:span text:style-name="T70">jou</text:span><text:span text:style-name="T46">ent</text:span><text:tab/>[ il, el <text:span text:style-name="T70">xġu</text:span><text:span text:style-name="T67"> </text:span>]<text:tab/><text:tab/></text:p>
      <text:p text:style-name="P19"/>
      <text:p text:style-name="P19"/>
      <text:p text:style-name="P19"><text:tab/><text:tab/></text:p>
      <text:p text:style-name="P19">verbs ending <text:span text:style-name="T46">-</text:span><text:span text:style-name="T51">i</text:span><text:span text:style-name="T46">r</text:span></text:p>
      <text:p text:style-name="P19"/>
      <text:p text:style-name="P19">Je <text:tab/> <text:tab/><text:tab/>[ xġ ]<text:tab/><text:tab/><text:tab/>-<text:span text:style-name="T70">s / -is</text:span></text:p>
      <text:p text:style-name="P19">Tu<text:tab/><text:tab/><text:tab/>[ tu ]<text:tab/><text:tab/><text:tab/>-<text:span text:style-name="T70">s / -is</text:span></text:p>
      <text:p text:style-name="P19">il, elle, on<text:tab/><text:tab/>[ il, el, qu ]<text:tab/><text:tab/>-<text:span text:style-name="T70">t / -it</text:span></text:p>
      <text:p text:style-name="P19"/>
      <text:p text:style-name="P19">nous<text:tab/><text:tab/><text:tab/>[ nu ]<text:tab/><text:tab/><text:tab/>-ons / -<text:span text:style-name="T70">ssons</text:span></text:p>
      <text:p text:style-name="P19">vous<text:tab/><text:tab/><text:tab/>[ vu ]<text:tab/><text:tab/><text:tab/>-ez <text:s text:c="2"/>/ -<text:span text:style-name="T70">ssez</text:span></text:p>
      <text:p text:style-name="P19"><text:s/>ils, elles<text:tab/><text:tab/>[ il, el]<text:tab/><text:tab/><text:tab/>-ent / -<text:span text:style-name="T70">ssent</text:span></text:p>
      <text:p text:style-name="P19"/>
      <text:p text:style-name="P19"/>
      <text:p text:style-name="P19"><text:span text:style-name="T72">Cour</text:span><text:span text:style-name="T49">ir</text:span><text:span text:style-name="T46"><text:tab/></text:span><text:tab/><text:tab/>[ <text:span text:style-name="T70">kurir</text:span>]</text:p>
      <text:p text:style-name="P24"/>
      <text:p text:style-name="P19">Je <text:s/><text:span text:style-name="T70">cour</text:span><text:span text:style-name="T51">s</text:span><text:tab/><text:tab/>[ xġ <text:s/><text:span text:style-name="T70">kur</text:span><text:span text:style-name="T67"> </text:span>]<text:tab/><text:tab/></text:p>
      <text:p text:style-name="P54"><text:span text:style-name="T12">Tu </text:span><text:span text:style-name="T13">cour</text:span><text:span text:style-name="T52">s</text:span><text:span text:style-name="T12"><text:tab/><text:tab/>[ tu </text:span><text:span text:style-name="T13">kur</text:span><text:span text:style-name="T14"> </text:span><text:span text:style-name="T12">]<text:tab/><text:tab/><text:tab/></text:span></text:p>
      <text:p text:style-name="P19">il, elle, on <text:span text:style-name="T70">cour</text:span><text:span text:style-name="T51">t</text:span><text:tab/>[ il, el, qu <text:s/><text:span text:style-name="T70">kur</text:span><text:span text:style-name="T67"> </text:span>]<text:tab/><text:tab/></text:p>
      <text:p text:style-name="P19"/>
      <text:p text:style-name="P19">nous <text:span text:style-name="T70">cour</text:span><text:span text:style-name="T46">ons</text:span><text:tab/><text:tab/>[ nu <text:span text:style-name="T70">kuro</text:span><text:span text:style-name="T67"> </text:span>]<text:tab/><text:tab/><text:tab/></text:p>
      <text:p text:style-name="P19">vous <text:span text:style-name="T70">cour</text:span><text:span text:style-name="T46">ez</text:span><text:tab/><text:tab/>[ vu <text:s/><text:span text:style-name="T70">kure</text:span><text:span text:style-name="T67"> </text:span>]<text:tab/><text:tab/><text:tab/></text:p>
      <text:p text:style-name="P19">ils, elles <text:span text:style-name="T70">cour</text:span><text:span text:style-name="T46">ent</text:span><text:tab/>[ il, el <text:span text:style-name="T70">kur</text:span><text:span text:style-name="T67"> </text:span>]<text:tab/></text:p>
      <text:p text:style-name="P19"/>
      <text:p text:style-name="P12"/>
      <text:p text:style-name="P20"><text:soft-page-break/><text:span text:style-name="T73">Grand</text:span><text:span text:style-name="T49">ir</text:span><text:span text:style-name="T46"><text:tab/></text:span><text:tab/><text:tab/>[ <text:span text:style-name="T82">grandir</text:span>]</text:p>
      <text:p text:style-name="P25"/>
      <text:p text:style-name="P55"><text:span text:style-name="T12">Je <text:s/></text:span><text:span text:style-name="T15">grand</text:span><text:span text:style-name="T55">is</text:span><text:span text:style-name="T12"><text:tab/><text:tab/><text:tab/>[ xġ <text:s/></text:span><text:span text:style-name="T15">grandi</text:span><text:span text:style-name="T14"> </text:span><text:span text:style-name="T12">]<text:tab/><text:tab/></text:span></text:p>
      <text:p text:style-name="P55"><text:span text:style-name="T12">Tu </text:span><text:span text:style-name="T15">grand</text:span><text:span text:style-name="T55">is</text:span><text:span text:style-name="T12"><text:tab/><text:tab/><text:tab/>[ tu </text:span><text:span text:style-name="T15">grandi</text:span><text:span text:style-name="T14"> </text:span><text:span text:style-name="T12">]<text:tab/><text:tab/><text:tab/></text:span></text:p>
      <text:p text:style-name="P55"><text:span text:style-name="T12">il, elle, on </text:span><text:span text:style-name="T15">grand</text:span><text:span text:style-name="T55">i</text:span><text:span text:style-name="T56">t</text:span><text:span text:style-name="T12"><text:tab/><text:tab/>[ il, el, qu <text:s/></text:span><text:span text:style-name="T15">grandi</text:span><text:span text:style-name="T14"> </text:span><text:span text:style-name="T12">]<text:tab/><text:tab/></text:span></text:p>
      <text:p text:style-name="P20"/>
      <text:p text:style-name="P55"><text:span text:style-name="T12">nous </text:span><text:span text:style-name="T15">grandi</text:span><text:span text:style-name="T53">ssons</text:span><text:span text:style-name="T12"><text:tab/><text:tab/>[ nu </text:span><text:span text:style-name="T15">grandiso</text:span><text:span text:style-name="T14"> <text:s/></text:span><text:span text:style-name="T12">]<text:tab/><text:tab/><text:tab/></text:span></text:p>
      <text:p text:style-name="P55"><text:span text:style-name="T12">vous </text:span><text:span text:style-name="T15">grandi</text:span><text:span text:style-name="T53">ssez</text:span><text:span text:style-name="T12"><text:tab/><text:tab/>[ vu <text:s/></text:span><text:span text:style-name="T15">grandise</text:span><text:span text:style-name="T14"> </text:span><text:span text:style-name="T12">]<text:tab/><text:tab/><text:tab/></text:span></text:p>
      <text:p text:style-name="P55"><text:span text:style-name="T12">ils, elles</text:span><text:span text:style-name="T54"> </text:span><text:span text:style-name="T15">grandi</text:span><text:span text:style-name="T53">ssent</text:span><text:span text:style-name="T12"><text:tab/><text:tab/>[ il, el </text:span><text:span text:style-name="T15">grandis</text:span><text:span text:style-name="T14"> <text:s/></text:span><text:span text:style-name="T12">]<text:tab/></text:span></text:p>
      <text:p text:style-name="P20"/>
      <text:p text:style-name="P20"/>
      <text:p text:style-name="P21">verbs ending <text:span text:style-name="T46">-</text:span><text:span text:style-name="T62">re , -oir</text:span></text:p>
      <text:p text:style-name="P21"/>
      <text:p text:style-name="P21">Je <text:tab/> <text:tab/><text:tab/>[ xġ ]<text:tab/><text:tab/><text:tab/>-<text:span text:style-name="T70">s <text:s/></text:span></text:p>
      <text:p text:style-name="P21">Tu<text:tab/><text:tab/><text:tab/>[ tu ]<text:tab/><text:tab/><text:tab/>-<text:span text:style-name="T70">s </text:span></text:p>
      <text:p text:style-name="P56"><text:span text:style-name="T12">il, elle, on<text:tab/><text:tab/>[ il, el, qu ]<text:tab/><text:tab/>-</text:span><text:span text:style-name="T13">t / </text:span><text:span text:style-name="T84">⌀</text:span></text:p>
      <text:p text:style-name="P21"/>
      <text:p text:style-name="P21">nous<text:tab/><text:tab/><text:tab/>[ nu ]<text:tab/><text:tab/><text:tab/>-ons / -<text:span text:style-name="T70">ssons</text:span></text:p>
      <text:p text:style-name="P21">vous<text:tab/><text:tab/><text:tab/>[ vu ]<text:tab/><text:tab/><text:tab/>-ez <text:s text:c="2"/>/ -<text:span text:style-name="T70">ssez</text:span></text:p>
      <text:p text:style-name="P21"><text:s/>ils, elles<text:tab/><text:tab/>[ il, el]<text:tab/><text:tab/><text:tab/>-<text:span text:style-name="T83">ent / -ont / -ssent <text:s text:c="4"/><text:tab/>[ qa / qo / sqe ]</text:span></text:p>
      <text:p text:style-name="P21"/>
      <text:p text:style-name="P21"/>
      <text:p text:style-name="P21"><text:span text:style-name="T74">Prend</text:span><text:span text:style-name="T49">r</text:span><text:span text:style-name="T50">e</text:span><text:span text:style-name="T46"><text:tab/></text:span><text:tab/><text:tab/>[ <text:span text:style-name="T83">pran-dr</text:span>]</text:p>
      <text:p text:style-name="P26"/>
      <text:p text:style-name="P56"><text:span text:style-name="T12">Je <text:s/>prend</text:span><text:span text:style-name="T57">s</text:span><text:span text:style-name="T12"><text:tab/><text:tab/><text:tab/>[ xġ <text:s/></text:span><text:span text:style-name="T16">pro</text:span><text:span text:style-name="T14"> </text:span><text:span text:style-name="T12">]<text:tab/><text:tab/></text:span></text:p>
      <text:p text:style-name="P56"><text:span text:style-name="T12">Tu </text:span><text:span text:style-name="T75">prend</text:span><text:span text:style-name="T57">s</text:span><text:span text:style-name="T12"><text:tab/><text:tab/><text:tab/>[ tu </text:span><text:span text:style-name="T16">pro</text:span><text:span text:style-name="T14"> </text:span><text:span text:style-name="T12">]<text:tab/><text:tab/><text:tab/></text:span></text:p>
      <text:p text:style-name="P56"><text:span text:style-name="T12">il, elle, on </text:span><text:span text:style-name="T75">prend</text:span><text:span text:style-name="T12"><text:tab/><text:tab/>[ il, el, qu <text:s/></text:span><text:span text:style-name="T16">pro</text:span><text:span text:style-name="T14"> </text:span><text:span text:style-name="T12">]<text:tab/><text:tab/></text:span></text:p>
      <text:p text:style-name="P21"/>
      <text:p text:style-name="P57"><text:span text:style-name="T77">nous pren</text:span><text:span text:style-name="T58">ons</text:span><text:span text:style-name="T24"><text:tab/><text:tab/><text:tab/>[ nu </text:span><text:span text:style-name="T25">preno</text:span><text:span text:style-name="T26"> <text:s/></text:span><text:span text:style-name="T24">]<text:tab/><text:tab/><text:tab/></text:span></text:p>
      <text:p text:style-name="P57"><text:span text:style-name="T24">vous </text:span><text:span text:style-name="T77">pren</text:span><text:span text:style-name="T58">ez</text:span><text:span text:style-name="T24"><text:tab/><text:tab/><text:tab/>[ vu <text:s/></text:span><text:span text:style-name="T25">prene</text:span><text:span text:style-name="T26"> </text:span><text:span text:style-name="T24">]<text:tab/><text:tab/><text:tab/></text:span></text:p>
      <text:p text:style-name="P57"><text:span text:style-name="T31">ils, elles</text:span><text:span text:style-name="T63"> </text:span><text:span text:style-name="T79">pren</text:span><text:span text:style-name="T80">n</text:span><text:span text:style-name="T64">ent</text:span><text:tab/><text:tab/><text:span text:style-name="T25">[ il, el pren ]</text:span></text:p>
      <text:p text:style-name="P57"><text:span text:style-name="T25"/></text:p>
      <text:p text:style-name="P57"><text:span text:style-name="T25"/></text:p>
      <text:p text:style-name="P21"><text:span text:style-name="T74">Fai</text:span><text:span text:style-name="T49">r</text:span><text:span text:style-name="T50">e</text:span><text:span text:style-name="T46"><text:tab/></text:span><text:tab/><text:tab/><text:tab/>[ <text:span text:style-name="T83">fer </text:span>]</text:p>
      <text:p text:style-name="P26"/>
      <text:p text:style-name="P56"><text:span text:style-name="T12">Je <text:s/></text:span><text:span text:style-name="T16">fai</text:span><text:span text:style-name="T57">s</text:span><text:span text:style-name="T12"><text:tab/><text:tab/><text:tab/><text:tab/>[ xġ <text:s/></text:span><text:span text:style-name="T16">fe</text:span><text:span text:style-name="T14"> </text:span><text:span text:style-name="T12">]<text:tab/><text:tab/></text:span></text:p>
      <text:p text:style-name="P56"><text:span text:style-name="T12">Tu </text:span><text:span text:style-name="T76">fai</text:span><text:span text:style-name="T57">s</text:span><text:span text:style-name="T12"><text:tab/><text:tab/><text:tab/><text:tab/>[ tu </text:span><text:span text:style-name="T16">fe</text:span><text:span text:style-name="T14"> </text:span><text:span text:style-name="T12">]<text:tab/><text:tab/><text:tab/></text:span></text:p>
      <text:p text:style-name="P56"><text:span text:style-name="T12">il, elle, on </text:span><text:span text:style-name="T76">fai</text:span><text:span text:style-name="T57">t</text:span><text:span text:style-name="T54"><text:tab/></text:span><text:span text:style-name="T12"><text:tab/><text:tab/>[ il, el, qu <text:s/></text:span><text:span text:style-name="T16">fe</text:span><text:span text:style-name="T14"> </text:span><text:span text:style-name="T12">]<text:tab/><text:tab/></text:span></text:p>
      <text:p text:style-name="P21"/>
      <text:p text:style-name="P57"><text:span text:style-name="T77">nous </text:span><text:span text:style-name="T78">fai</text:span><text:span text:style-name="T60">s</text:span><text:span text:style-name="T58">ons</text:span><text:span text:style-name="T24"><text:tab/><text:tab/><text:tab/>[ nu </text:span><text:span text:style-name="T25">feżo</text:span><text:span text:style-name="T26"> <text:s/></text:span><text:span text:style-name="T24">]<text:tab/><text:tab/><text:tab/></text:span></text:p>
      <text:p text:style-name="P58"><text:span text:style-name="T24">vous </text:span><text:span text:style-name="T78">fai</text:span><text:span text:style-name="T61">t</text:span><text:span text:style-name="T58">e</text:span><text:span text:style-name="T59">s</text:span><text:span text:style-name="T24"><text:tab/><text:tab/><text:tab/>[ vu <text:s/></text:span><text:span text:style-name="T25">fet</text:span><text:span text:style-name="T26"> </text:span><text:span text:style-name="T24">]<text:tab/><text:tab/><text:tab/></text:span></text:p>
      <text:p text:style-name="P57"><text:span text:style-name="T37">ils, elles</text:span><text:span text:style-name="T65"> </text:span><text:span text:style-name="T81">f</text:span><text:span text:style-name="T66">ont</text:span><text:span text:style-name="T25"><text:tab/><text:tab/><text:tab/>[ il, el foo ]</text:span></text:p>
      <text:p text:style-name="P12">________________________________________________________________________________________________</text:p>
      <text:p text:style-name="P12"/>
      <text:p text:style-name="P10">é è à ù â ê î ô û ë ï ü ç œ æ É È À Ù Â Ê Î Ô Û Ë Ï Ü Ç Œ Æ</text:p>
      <text:p text:style-name="P5"><text:soft-page-break/></text:p>
      <text:p text:style-name="P5">alias ssh_ovh_d2-2-de1='ssh -i "/home/foxcodenine/.ssh/ovh/ovh_key" ubuntu@57.129.22.122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8-23T07:32:36.776405620</dc:date>
    <meta:editing-duration>PT6H27M56S</meta:editing-duration>
    <meta:editing-cycles>41</meta:editing-cycles>
    <meta:generator>LibreOffice/24.2.5.2$Linux_X86_64 LibreOffice_project/420$Build-2</meta:generator>
    <meta:document-statistic meta:table-count="0" meta:image-count="0" meta:object-count="0" meta:page-count="14" meta:paragraph-count="330" meta:word-count="1930" meta:character-count="10160" meta:non-whitespace-character-count="8119"/>
  </office:meta>
</office:document-meta>
</file>